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5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1" svg:font-family="OpenSymbol" style:font-adornments="Roman" style:font-family-generic="swiss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erif" svg:font-family="'Liberation Serif'" style:font-adornments="Roman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06cm"/>
    </style:style>
    <style:style style:name="Tableau1.B" style:family="table-column">
      <style:table-column-properties style:column-width="0.508cm"/>
    </style:style>
    <style:style style:name="Tableau1.I" style:family="table-column">
      <style:table-column-properties style:column-width="0.344cm"/>
    </style:style>
    <style:style style:name="Tableau1.J" style:family="table-column">
      <style:table-column-properties style:column-width="0.67cm"/>
    </style:style>
    <style:style style:name="Tableau1.R" style:family="table-column">
      <style:table-column-properties style:column-width="0.517cm"/>
    </style:style>
    <style:style style:name="Tableau1.1" style:family="table-row">
      <style:table-row-properties style:row-height="0.801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D1" style:family="table-cell">
      <style:table-cell-properties style:vertical-align="middle" fo:background-color="transparent" fo:padding="0cm" fo:border="0.6pt solid #d7e12c" style:writing-mode="lr-tb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-left="0.6pt solid #d7e12c" fo:border-right="none" fo:border-top="0.6pt solid #d7e12c" fo:border-bottom="0.6pt solid #d7e12c" style:writing-mode="lr-tb">
        <style:background-image/>
      </style:table-cell-properties>
    </style:style>
    <style:style style:name="Tableau1.A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C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E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G4" style:family="table-cell">
      <style:table-cell-properties style:vertical-align="middle" fo:padding="0cm" fo:border="0.6pt solid #d7e12c"/>
    </style:style>
    <style:style style:name="Tableau20" style:family="table">
      <style:table-properties style:width="8.994cm" table:align="left"/>
    </style:style>
    <style:style style:name="Tableau20.A" style:family="table-column">
      <style:table-column-properties style:column-width="2.043cm"/>
    </style:style>
    <style:style style:name="Tableau20.D" style:family="table-column">
      <style:table-column-properties style:column-width="1.432cm"/>
    </style:style>
    <style:style style:name="Tableau20.E" style:family="table-column">
      <style:table-column-properties style:column-width="1.434cm"/>
    </style:style>
    <style:style style:name="Tableau20.1" style:family="table-row">
      <style:table-row-properties style:row-height="0.801cm"/>
    </style:style>
    <style:style style:name="Tableau20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cm" fo:border="0.5pt solid #000000"/>
    </style:style>
    <style:style style:name="Tableau20.D1" style:family="table-cell">
      <style:table-cell-properties style:vertical-align="middle" fo:padding="0cm" fo:border="none"/>
    </style:style>
    <style:style style:name="Tableau20.E1" style:family="table-cell" style:data-style-name="N0">
      <style:table-cell-properties style:vertical-align="middle" fo:padding="0cm" fo:border="none"/>
    </style:style>
    <style:style style:name="Tableau20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0.D2" style:family="table-cell">
      <style:table-cell-properties style:vertical-align="middle" fo:padding="0cm" fo:border="none"/>
    </style:style>
    <style:style style:name="Tableau20.E2" style:family="table-cell">
      <style:table-cell-properties style:vertical-align="middle" fo:padding="0cm" fo:border="none"/>
    </style:style>
    <style:style style:name="Tableau20.3" style:family="table-row">
      <style:table-row-properties style:min-row-height="0.7cm"/>
    </style:style>
    <style:style style:name="Tableau20.A3" style:family="table-cell">
      <style:table-cell-properties style:vertical-align="middle" fo:padding="0cm" fo:border="none"/>
    </style:style>
    <style:style style:name="Tableau20.B3" style:family="table-cell">
      <style:table-cell-properties style:vertical-align="middle" fo:padding="0cm" fo:border="none"/>
    </style:style>
    <style:style style:name="Tableau20.C3" style:family="table-cell">
      <style:table-cell-properties style:vertical-align="middle" fo:padding="0cm" fo:border="none"/>
    </style:style>
    <style:style style:name="Tableau20.D3" style:family="table-cell">
      <style:table-cell-properties style:vertical-align="middle" fo:padding="0cm" fo:border="none"/>
    </style:style>
    <style:style style:name="Tableau20.E3" style:family="table-cell">
      <style:table-cell-properties style:vertical-align="middle" fo:padding="0cm" fo:border="none"/>
    </style:style>
    <style:style style:name="Tableau20.A4" style:family="table-cell">
      <style:table-cell-properties style:vertical-align="middle" fo:padding="0cm" fo:border="none"/>
    </style:style>
    <style:style style:name="Tableau20.B4" style:family="table-cell">
      <style:table-cell-properties style:vertical-align="middle" fo:padding="0cm" fo:border="none"/>
    </style:style>
    <style:style style:name="Tableau20.C4" style:family="table-cell">
      <style:table-cell-properties style:vertical-align="middle" fo:padding="0cm" fo:border="none"/>
    </style:style>
    <style:style style:name="Tableau20.D4" style:family="table-cell">
      <style:table-cell-properties style:vertical-align="middle" fo:padding="0cm" fo:border="none"/>
    </style:style>
    <style:style style:name="Tableau20.E4" style:family="table-cell">
      <style:table-cell-properties style:vertical-align="middle" fo:padding="0cm" fo:border="none"/>
    </style:style>
    <style:style style:name="Tableau21" style:family="table">
      <style:table-properties style:width="9.151cm" table:align="margins"/>
    </style:style>
    <style:style style:name="Tableau21.A" style:family="table-column">
      <style:table-column-properties style:column-width="1.122cm" style:rel-column-width="8031*"/>
    </style:style>
    <style:style style:name="Tableau21.B" style:family="table-column">
      <style:table-column-properties style:column-width="0.815cm" style:rel-column-width="5833*"/>
    </style:style>
    <style:style style:name="Tableau21.E" style:family="table-column">
      <style:table-column-properties style:column-width="1.323cm" style:rel-column-width="9470*"/>
    </style:style>
    <style:style style:name="Tableau21.J" style:family="table-column">
      <style:table-column-properties style:column-width="1.005cm" style:rel-column-width="7203*"/>
    </style:style>
    <style:style style:name="Tableau21.1" style:family="table-row">
      <style:table-row-properties style:row-height="0.801cm"/>
    </style:style>
    <style:style style:name="Tableau2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1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1.D1" style:family="table-cell">
      <style:table-cell-properties style:vertical-align="middle" fo:background-color="transparent" fo:padding-left="0cm" fo:padding-right="0cm" fo:padding-top="0.101cm" fo:padding-bottom="0.101cm" fo:border="0.5pt solid #000000">
        <style:background-image/>
      </style:table-cell-properties>
    </style:style>
    <style:style style:name="Tableau21.B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1.D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>
        <style:background-image/>
      </style:table-cell-properties>
    </style:style>
    <style:style style:name="Tableau22" style:family="table">
      <style:table-properties style:width="9.151cm" table:align="margins"/>
    </style:style>
    <style:style style:name="Tableau22.A" style:family="table-column">
      <style:table-column-properties style:column-width="5.151cm" style:rel-column-width="36885*"/>
    </style:style>
    <style:style style:name="Tableau22.B" style:family="table-column">
      <style:table-column-properties style:column-width="1cm" style:rel-column-width="7165*"/>
    </style:style>
    <style:style style:name="Tableau22.E" style:family="table-column">
      <style:table-column-properties style:column-width="0.998cm" style:rel-column-width="7155*"/>
    </style:style>
    <style:style style:name="Tableau22.1" style:family="table-row">
      <style:table-row-properties style:min-row-height="1cm"/>
    </style:style>
    <style:style style:name="Tableau22.A1" style:family="table-cell">
      <style:table-cell-properties fo:padding="0cm" fo:border="none"/>
    </style:style>
    <style:style style:name="Tableau22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2.E1" style:family="table-cell">
      <style:table-cell-properties style:vertical-align="middle" fo:padding="0cm" fo:border-left="0.5pt solid #000000" fo:border-right="0.5pt solid #ffffff" fo:border-top="0.5pt solid #ffffff" fo:border-bottom="0.5pt solid #ffffff"/>
    </style:style>
    <style:style style:name="Tableau22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2.E2" style:family="table-cell">
      <style:table-cell-properties style:vertical-align="middle" fo:padding="0cm" fo:border-left="0.5pt solid #000000" fo:border-right="0.5pt solid #ffffff" fo:border-top="none" fo:border-bottom="0.5pt solid #ffffff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5pt" officeooo:rsid="0028cb37" officeooo:paragraph-rsid="002247ed" style:font-size-asian="15pt" style:font-size-complex="15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left="0cm" fo:margin-right="0cm" fo:margin-top="0cm" fo:margin-bottom="0cm" style:contextual-spacing="false" style:line-height-at-least="0.7cm" fo:text-align="justify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9.2cm" style:type="right" style:leader-style="dotted" style:leader-text="."/>
        </style:tab-stops>
        <style:drop-cap/>
      </style:paragraph-properties>
      <style:text-properties fo:color="#000000" loext:opacity="100%" fo:font-style="normal" style:text-underline-style="none" fo:font-weight="normal" officeooo:paragraph-rsid="0039c2d2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_5f_Paragraphe_20_livret_20_">
      <style:paragraph-properties fo:margin-left="0cm" fo:margin-right="0cm" fo:margin-top="0cm" fo:margin-bottom="0cm" style:contextual-spacing="false" style:line-height-at-least="0.801cm" fo:text-align="justify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color="#000000" loext:opacity="100%" fo:font-weight="normal" officeooo:paragraph-rsid="0039c2d2" style:font-weight-asian="normal" style:font-weight-complex="normal" fo:hyphenate="false" fo:hyphenation-remain-char-count="2" fo:hyphenation-push-char-count="2" loext:hyphenation-no-caps="false"/>
    </style:style>
    <style:style style:name="P26" style:family="paragraph" style:parent-style-name="_5f_Paragraphe_20_livret_20_">
      <style:paragraph-properties fo:margin-left="0cm" fo:margin-right="0cm" fo:margin-top="0cm" fo:margin-bottom="0cm" style:contextual-spacing="false" style:line-height-at-least="0.801cm" fo:text-align="justify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color="#000000" loext:opacity="100%" fo:font-style="normal" style:text-underline-style="none" fo:font-weight="normal" officeooo:paragraph-rsid="0039c2d2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_5f_Paragraphe_20_livret_20_">
      <style:paragraph-properties fo:margin-left="0cm" fo:margin-right="0cm" fo:margin-top="0cm" fo:margin-bottom="0cm" style:contextual-spacing="false" style:line-height-at-least="0.801cm" fo:text-align="justify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color="#000000" loext:opacity="100%" fo:font-style="normal" style:text-underline-style="none" fo:font-weight="normal" officeooo:paragraph-rsid="0039c2d2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_5f_Paragraphe_20_livret_20_">
      <style:paragraph-properties fo:margin-left="0cm" fo:margin-right="0cm" fo:margin-top="0cm" fo:margin-bottom="0.079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2f6e15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29" style:family="paragraph" style:parent-style-name="_5f_Paragraphe_20_livret_20_">
      <style:paragraph-properties fo:margin-left="0cm" fo:margin-right="0cm" fo:margin-top="0cm" fo:margin-bottom="0.079cm" style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39c2d2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30" style:family="paragraph" style:parent-style-name="_5f_Paragraphe_20_livret_20_">
      <style:paragraph-properties fo:margin-left="0cm" fo:margin-right="0cm" fo:margin-top="0cm" fo:margin-bottom="0.079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loext:opacity="100%" fo:font-style="normal" style:text-underline-style="none" fo:font-weight="normal" officeooo:paragraph-rsid="002f6e15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_5f_Paragraphe_20_livret_20_">
      <style:paragraph-properties fo:margin-left="0cm" fo:margin-right="0cm" fo:margin-top="0cm" fo:margin-bottom="0.079cm" style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loext:opacity="100%" fo:font-weight="normal" officeooo:paragraph-rsid="0039c2d2" style:font-weight-asian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.199cm" fo:margin-bottom="0cm" style:contextual-spacing="false" fo:break-before="column"/>
      <style:text-properties style:font-name="Bitstream Vera Sans3" fo:font-size="10pt" fo:font-weight="bold" officeooo:paragraph-rsid="00180551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101cm" fo:margin-bottom="0cm" style:contextual-spacing="false"/>
      <style:text-properties style:font-name="Bitstream Vera Sans3" fo:font-size="10pt" fo:font-weight="bold" officeooo:paragraph-rsid="00180551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101cm" fo:margin-bottom="0cm" style:contextual-spacing="false"/>
      <style:text-properties style:font-name="Bitstream Vera Sans3" fo:font-size="10pt" officeooo:paragraph-rsid="00180551" style:font-size-asian="10pt" style:font-size-complex="10pt"/>
    </style:style>
    <style:style style:name="P35" style:family="paragraph" style:parent-style-name="Standard">
      <style:paragraph-properties fo:margin-top="0.101cm" fo:margin-bottom="0cm" style:contextual-spacing="false"/>
      <style:text-properties style:font-name="Bitstream Vera Sans3" fo:font-size="10pt" officeooo:paragraph-rsid="0034793f" style:font-size-asian="10pt" style:font-size-complex="10pt"/>
    </style:style>
    <style:style style:name="P36" style:family="paragraph" style:parent-style-name="Standard">
      <style:paragraph-properties fo:margin-top="0.101cm" fo:margin-bottom="0cm" style:contextual-spacing="false"/>
      <style:text-properties officeooo:paragraph-rsid="00180551"/>
    </style:style>
    <style:style style:name="P37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3" fo:font-size="10pt" fo:font-style="normal" fo:font-weight="bold" officeooo:paragraph-rsid="00180551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3cm" fo:margin-bottom="0.101cm" style:contextual-spacing="false" style:page-number="auto" fo:break-before="auto" fo:break-after="auto"/>
      <style:text-properties style:font-name="Bitstream Vera Sans3" fo:font-size="10pt" officeooo:paragraph-rsid="0037ae9e" style:font-size-asian="10pt" style:font-size-complex="10pt"/>
    </style:style>
    <style:style style:name="P39" style:family="paragraph" style:parent-style-name="_5f_Paragraphe_20_livret_20_">
      <style:paragraph-properties fo:margin-left="0cm" fo:margin-right="0.51cm" fo:margin-top="0.101cm" fo:margin-bottom="0.101cm" style:contextual-spacing="false" fo:line-height="100%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officeooo:paragraph-rsid="00258cb5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bold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3" fo:font-size="10pt" fo:letter-spacing="-0.004cm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letter-spacing="-0.004cm" officeooo:paragraph-rsid="00258cb5"/>
    </style:style>
    <style:style style:name="P42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Bitstream Vera Sans3" fo:font-size="10pt" fo:letter-spacing="-0.004cm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fo:letter-spacing="-0.004cm" officeooo:paragraph-rsid="00258cb5"/>
    </style:style>
    <style:style style:name="P44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OpenSymbol" fo:font-size="12pt" fo:font-style="normal" style:text-underline-style="none" fo:font-weight="bold" officeooo:rsid="0034793f" officeooo:paragraph-rsid="00258cb5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P45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OpenSymbol" fo:font-size="12pt" fo:font-style="normal" style:text-underline-style="none" fo:font-weight="bold" officeooo:rsid="0034793f" officeooo:paragraph-rsid="0034793f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P46" style:family="paragraph" style:parent-style-name="Table_20_Heading">
      <style:paragraph-properties fo:margin-top="0cm" fo:margin-bottom="0cm" style:contextual-spacing="false" fo:text-align="center" style:justify-single-word="false"/>
      <style:text-properties fo:color="#000000" loext:opacity="100%" style:font-name="OpenSymbol" fo:font-size="12pt" fo:font-style="normal" style:text-underline-style="none" fo:font-weight="bold" officeooo:rsid="0034793f" officeooo:paragraph-rsid="0034793f" style:font-name-asian="OpenSymbol" style:font-size-asian="12pt" style:font-style-asian="normal" style:font-weight-asian="bold" style:font-name-complex="OpenSymbol" style:font-size-complex="12pt" style:font-style-complex="normal" style:font-weight-complex="bold" style:text-rotation-angle="270" style:text-rotation-scale="line-height"/>
    </style:style>
    <style:style style:name="P47" style:family="paragraph" style:parent-style-name="Standard">
      <style:paragraph-properties fo:margin-top="0cm" fo:margin-bottom="0cm" style:contextual-spacing="false"/>
      <style:text-properties officeooo:paragraph-rsid="00180551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1890e0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034793f"/>
    </style:style>
    <style:style style:name="P50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.199cm" fo:margin-bottom="0.199cm" style:contextual-spacing="false" fo:text-align="start" style:justify-single-word="false"/>
      <style:text-properties fo:color="#000000" loext:opacity="100%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bold" officeooo:paragraph-rsid="00258cb5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9pt" fo:font-style="normal" fo:font-weight="normal" fo:background-color="#ffff00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Table_20_Contents">
      <style:paragraph-properties fo:margin-top="0.199cm" fo:margin-bottom="0.199cm" style:contextual-spacing="false" fo:text-align="start" style:justify-single-word="false"/>
      <style:text-properties fo:color="#000000" loext:opacity="100%" style:text-underline-style="none" fo:font-weight="normal" officeooo:paragraph-rsid="00258cb5" style:font-weight-asian="normal" style:font-weight-complex="normal"/>
    </style:style>
    <style:style style:name="P58" style:family="paragraph" style:parent-style-name="Table_20_Contents">
      <style:paragraph-properties fo:margin-top="0.199cm" fo:margin-bottom="0.199cm" style:contextual-spacing="false" fo:text-align="justify" style:justify-single-word="false"/>
      <style:text-properties fo:color="#000000" loext:opacity="100%" officeooo:paragraph-rsid="00258cb5"/>
    </style:style>
    <style:style style:name="P59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/>
    </style:style>
    <style:style style:name="P60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Heading">
      <style:paragraph-properties fo:margin-top="0.199cm" fo:margin-bottom="0.199cm" style:contextual-spacing="false" fo:text-align="end" style:justify-single-word="false"/>
      <style:text-properties fo:color="#000000" loext:opacity="100%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Heading">
      <style:paragraph-properties fo:margin-top="0.199cm" fo:margin-bottom="0.199cm" style:contextual-spacing="false" fo:text-align="start" style:justify-single-word="false"/>
      <style:text-properties fo:color="#000000" loext:opacity="100%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Heading">
      <style:paragraph-properties fo:margin-top="0.199cm" fo:margin-bottom="0.199cm" style:contextual-spacing="false" fo:text-align="end" style:justify-single-word="false"/>
      <style:text-properties fo:color="#000000" loext:opacity="100%" officeooo:paragraph-rsid="00258cb5"/>
    </style:style>
    <style:style style:name="P66" style:family="paragraph" style:parent-style-name="Table_20_Heading">
      <style:paragraph-properties fo:margin-top="0.199cm" fo:margin-bottom="0.199cm" style:contextual-spacing="false"/>
      <style:text-properties fo:color="#000000" loext:opacity="100%" officeooo:paragraph-rsid="00258cb5"/>
    </style:style>
    <style:style style:name="P67" style:family="paragraph" style:parent-style-name="Table_20_Heading">
      <style:paragraph-properties fo:margin-top="0.199cm" fo:margin-bottom="0.199cm" style:contextual-spacing="false" fo:text-align="center" style:justify-single-word="false"/>
      <style:text-properties fo:color="#000000" loext:opacity="100%"/>
    </style:style>
    <style:style style:name="P68" style:family="paragraph" style:parent-style-name="_5f_Paragraphe_20_livret_20_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9pt" fo:font-style="normal" fo:font-weight="normal" fo:background-color="#ffff00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_5f_Paragraphe_20_livret_20_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top="0.101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_5f_Paragraphe_20_livret_20_réponse_20_élève">
      <style:paragraph-properties fo:margin-top="0cm" fo:margin-bottom="0.079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72" style:family="paragraph" style:parent-style-name="_5f_Paragraphe_20_livret_20_réponse_20_élève" style:master-page-name="">
      <style:paragraph-properties fo:margin-top="0cm" fo:margin-bottom="0.041cm" style:contextual-spacing="false" style:page-number="auto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73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74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2cbd0d"/>
    </style:style>
    <style:style style:name="P75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4793f"/>
    </style:style>
    <style:style style:name="P76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9c2d2"/>
    </style:style>
    <style:style style:name="P77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adbb1"/>
    </style:style>
    <style:style style:name="P78" style:family="paragraph" style:parent-style-name="_5f_Paragraphe_20_livret_20_">
      <style:paragraph-properties fo:margin-left="0cm" fo:margin-right="0cm" fo:margin-top="0cm" fo:margin-bottom="0cm" style:contextual-spacing="false" style:line-height-at-least="0.801cm" fo:text-align="justify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color="#000000" loext:opacity="100%" fo:font-style="normal" style:text-underline-style="none" fo:font-weight="normal" officeooo:paragraph-rsid="003c0008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79" style:family="paragraph" style:parent-style-name="_5f_Paragraphe_20_livret_20_">
      <style:paragraph-properties fo:margin-left="0cm" fo:margin-right="0cm" fo:margin-top="0cm" fo:margin-bottom="0cm" style:contextual-spacing="false" style:line-height-at-least="0.801cm" fo:text-align="justify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color="#000000" loext:opacity="100%" officeooo:paragraph-rsid="003c0008" fo:hyphenate="false" fo:hyphenation-remain-char-count="2" fo:hyphenation-push-char-count="2" loext:hyphenation-no-caps="false"/>
    </style:style>
    <style:style style:name="P80" style:family="paragraph" style:parent-style-name="_5f_Paragraphe_20_livret_20_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style:text-underline-style="none" fo:font-weight="normal" officeooo:paragraph-rsid="003c0008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_5f_Paragraphe_20_livret_20_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officeooo:paragraph-rsid="003c0008" fo:background-color="#ffff0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top="0.199cm" fo:margin-bottom="0.199cm" style:contextual-spacing="false" fo:text-align="center" style:justify-single-word="false"/>
      <style:text-properties fo:color="#000000" loext:opacity="100%" style:font-name="Bitstream Vera Sans3" fo:font-size="10pt" fo:font-style="normal" fo:font-weight="normal" officeooo:paragraph-rsid="003c0008" fo:background-color="#ffff00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Exo_5f_Num" style:list-style-name="">
      <style:paragraph-properties fo:margin-top="0cm" fo:margin-bottom="0.101cm" style:contextual-spacing="false"/>
    </style:style>
    <style:style style:name="P84" style:family="paragraph" style:parent-style-name="Exo_5f_Num" style:list-style-name="Num_5f_Exo">
      <style:paragraph-properties fo:margin-top="0.78cm" fo:margin-bottom="0.101cm" style:contextual-spacing="false"/>
    </style:style>
    <style:style style:name="P85" style:family="paragraph" style:parent-style-name="Exo_5f_Num" style:list-style-name="Num_5f_Exo">
      <style:paragraph-properties fo:margin-top="0.54cm" fo:margin-bottom="0.101cm" style:contextual-spacing="false"/>
    </style:style>
    <style:style style:name="P86" style:family="paragraph" style:parent-style-name="Exo_5f_Num">
      <style:paragraph-properties fo:margin-top="0.951cm" fo:margin-bottom="0.101cm" style:contextual-spacing="false"/>
    </style:style>
    <style:style style:name="P87" style:family="paragraph" style:parent-style-name="Exo_5f_Num">
      <style:paragraph-properties fo:margin-top="0.801cm" fo:margin-bottom="0.199cm" style:contextual-spacing="false"/>
    </style:style>
    <style:style style:name="P88" style:family="paragraph" style:parent-style-name="Exo_5f_Num" style:list-style-name="Num_5f_Exo">
      <style:paragraph-properties fo:margin-top="0.9cm" fo:margin-bottom="0.199cm" style:contextual-spacing="false"/>
      <style:text-properties officeooo:paragraph-rsid="0029a748"/>
    </style:style>
    <style:style style:name="P89" style:family="paragraph" style:parent-style-name="FILET_5f_POINTILLES" style:list-style-name="Num_5f_Exo">
      <style:text-properties officeooo:paragraph-rsid="002af5ad"/>
    </style:style>
    <style:style style:name="P90" style:family="paragraph" style:parent-style-name="FILET_5f_POINTILLES" style:list-style-name="Num_5f_Exo">
      <style:text-properties officeooo:paragraph-rsid="003c0008"/>
    </style:style>
    <style:style style:name="P91" style:family="paragraph" style:parent-style-name="FILET_5f_POINTILLES" style:list-style-name="Num_5f_Exo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3" fo:font-size="10pt" fo:font-style="normal" style:text-underline-style="none" fo:font-weight="normal" officeooo:paragraph-rsid="003c0008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FILET_5f_POINTILLES">
      <style:paragraph-properties fo:margin-left="0cm" fo:margin-right="0cm" fo:margin-top="0cm" fo:margin-bottom="0cm" style:contextual-spacing="false" style:line-height-at-least="0.7cm" fo:text-align="justify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9.2cm" style:type="right" style:leader-style="dotted" style:leader-text="."/>
        </style:tab-stops>
        <style:drop-cap/>
      </style:paragraph-properties>
      <style:text-properties fo:color="#000000" loext:opacity="100%" fo:font-style="normal" style:text-underline-style="none" fo:font-weight="normal" officeooo:paragraph-rsid="003c0008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93" style:family="paragraph" style:parent-style-name="Standard" style:master-page-name="_5f_Fiche_20_éditeur_20_série_20_2_20_une_20_colonne_20_impaire_20__28_G_29_">
      <style:paragraph-properties style:page-number="18" fo:break-before="auto" fo:break-after="auto"/>
    </style:style>
    <style:style style:name="P94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35735a"/>
    </style:style>
    <style:style style:name="P95" style:family="paragraph" style:parent-style-name="_5f_Paragraphe_20_livret" style:list-style-name="_5f_Numérotation_20_des_20_exercices_20_livrets">
      <style:text-properties fo:letter-spacing="-0.007cm"/>
    </style:style>
    <style:style style:name="P96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" fo:font-size="10pt" style:font-size-asian="10pt" style:font-size-complex="10pt"/>
    </style:style>
    <style:style style:name="P97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fo:color="#b3b3b3" loext:opacity="100%"/>
    </style:style>
    <style:style style:name="P98" style:family="paragraph" style:parent-style-name="_5f_Paragraphe_20_livret_20_réponse_20_élève">
      <style:paragraph-properties fo:margin-top="0cm" fo:margin-bottom="0.041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c0008"/>
    </style:style>
    <style:style style:name="P99" style:family="paragraph" style:parent-style-name="_5f_Paragraphe_20_livret_20_réponse_20_élève" style:list-style-name="Num_5f_Exo">
      <style:paragraph-properties fo:margin-left="0cm" fo:margin-right="0cm" fo:margin-top="0.3cm" fo:margin-bottom="0.199cm" style:contextual-spacing="false" fo:line-height="100%" fo:text-indent="0cm" style:auto-text-indent="false">
        <style:tab-stops>
          <style:tab-stop style:position="0.34cm"/>
        </style:tab-stops>
      </style:paragraph-properties>
      <style:text-properties officeooo:paragraph-rsid="0036358f"/>
    </style:style>
    <style:style style:name="P100" style:family="paragraph" style:parent-style-name="_5f_Paragraphe_20_livret_20_réponse_20_élève">
      <style:paragraph-properties fo:margin-top="0cm" fo:margin-bottom="0.079cm" style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c0008"/>
    </style:style>
    <style:style style:name="P101" style:family="paragraph" style:parent-style-name="_5f_Pied_20_de_20_page" style:list-style-name="">
      <style:paragraph-properties fo:text-align="end" style:justify-single-word="false"/>
    </style:style>
    <style:style style:name="P102" style:family="paragraph" style:parent-style-name="_5f_Pied_20_de_20_page">
      <style:paragraph-properties fo:text-align="end" style:justify-single-word="false"/>
    </style:style>
    <style:style style:name="P103" style:family="paragraph" style:parent-style-name="_5f_Pied_20_de_20_page" style:list-style-name=""/>
    <style:style style:name="P10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5" style:family="paragraph" style:parent-style-name="_5f_Titre_20_d_27_exercices_20_livret" style:list-style-name="Num_5f_Exo">
      <style:paragraph-properties fo:margin-top="0.951cm" fo:margin-bottom="0.199cm" style:contextual-spacing="false" fo:break-before="column"/>
    </style:style>
    <style:style style:name="P106" style:family="paragraph" style:parent-style-name="_5f_Titre_20_d_27_exercices_20_livret">
      <style:paragraph-properties fo:margin-top="0.801cm" fo:margin-bottom="0.199cm" style:contextual-spacing="false"/>
    </style:style>
    <style:style style:name="P107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0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09" style:family="paragraph">
      <style:paragraph-properties fo:text-align="center"/>
    </style:style>
    <style:style style:name="P11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style:font-name="Bitstream Vera Sans3"/>
    </style:style>
    <style:style style:name="T7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0" style:family="text">
      <style:text-properties style:font-name="Bitstream Vera Sans3" fo:font-size="10pt" fo:font-style="normal" style:text-underline-style="none" style:font-size-asian="10pt" style:font-style-asian="normal" style:font-size-complex="10pt" style:font-style-complex="normal"/>
    </style:style>
    <style:style style:name="T11" style:family="text"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Bitstream Vera Sans3" fo:font-size="10pt" fo:font-weight="normal" style:font-size-asian="10pt" style:font-weight-asian="normal" style:font-size-complex="10pt" style:font-weight-complex="normal" style:text-scale="100%"/>
    </style:style>
    <style:style style:name="T14" style:family="text">
      <style:text-properties style:font-name="Bitstream Vera Sans3" fo:font-size="10pt" fo:letter-spacing="-0.004cm" fo:font-weight="normal" style:font-size-asian="10pt" style:font-weight-asian="normal" style:font-size-complex="10pt"/>
    </style:style>
    <style:style style:name="T15" style:family="text">
      <style:text-properties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16" style:family="text">
      <style:text-properties style:font-name="Bitstream Vera Sans3" fo:font-size="10pt" style:font-size-asian="10pt" style:font-size-complex="10pt"/>
    </style:style>
    <style:style style:name="T17" style:family="text">
      <style:text-properties style:font-name="Bitstream Vera Sans3" fo:font-size="10pt" fo:letter-spacing="-0.011cm" fo:font-weight="normal" style:font-size-asian="10pt" style:font-weight-asian="normal" style:font-size-complex="10pt" style:font-weight-complex="normal" style:text-scale="100%"/>
    </style:style>
    <style:style style:name="T18" style:family="text">
      <style:text-properties style:font-name="Bitstream Vera Sans3" fo:font-style="normal" fo:font-weight="normal" style:font-style-asian="normal" style:font-weight-asian="normal" style:font-style-complex="normal" style:font-weight-complex="normal" style:text-scale="100%"/>
    </style:style>
    <style:style style:name="T19" style:family="text">
      <style:text-properties style:font-name="Bitstream Vera Sans3" fo:letter-spacing="-0.018cm" style:font-name-asian="OpenSymbol1" style:font-name-complex="OpenSymbol1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Bitstream Vera Sans3" fo:font-size="10pt" fo:font-style="normal" style:text-underline-style="none" fo:font-weight="normal" officeooo:rsid="0029a748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Bitstream Vera Sans3" fo:font-size="10pt" fo:font-style="normal" style:text-underline-style="none" fo:font-weight="normal" officeooo:rsid="002af5ad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loext:opacity="100%" style:font-name="Bitstream Vera Sans3" fo:font-size="10pt" fo:font-style="normal" style:text-underline-style="none" fo:font-weight="normal" officeooo:rsid="002f6e1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style:font-name="Bitstream Vera Sans3" fo:font-size="10pt" style:font-size-asian="10pt" style:font-size-complex="10pt"/>
    </style:style>
    <style:style style:name="T27" style:family="text">
      <style:text-properties fo:color="#000000" loext:opacity="100%" style:font-name="Bitstream Vera Sans3" fo:font-size="10pt" style:font-size-asian="10pt" style:font-size-complex="10pt" style:text-scale="100%"/>
    </style:style>
    <style:style style:name="T28" style:family="text">
      <style:text-properties fo:color="#000000" loext:opacity="100%" style:font-name="Bitstream Vera Sans3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text-position="0% 100%" style:font-name="OpenSymbol" fo:font-size="10pt" fo:font-style="normal" style:text-underline-style="none" fo:font-weight="normal" officeooo:rsid="004c26f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0" style:family="text">
      <style:text-properties fo:color="#000000" loext:opacity="100%" officeooo:rsid="00398833"/>
    </style:style>
    <style:style style:name="T31" style:family="text">
      <style:text-properties fo:color="#000000" loext:opacity="100%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2" style:family="text">
      <style:text-properties fo:color="#000000" loext:opacity="100%" fo:font-style="normal" style:font-style-asian="normal" style:font-style-complex="normal"/>
    </style:style>
    <style:style style:name="T33" style:family="text">
      <style:text-properties fo:color="#000000" loext:opacity="100%" style:font-name="Bitstream Vera Sans2" fo:font-size="10pt" style:font-size-asian="10pt" style:font-size-complex="10pt"/>
    </style:style>
    <style:style style:name="T34" style:family="text">
      <style:text-properties fo:color="#000000" loext:opacity="100%" style:font-name="Bitstream Vera Sans2" fo:font-size="10pt" style:font-size-asian="10pt" style:font-size-complex="10pt" style:text-scale="100%"/>
    </style:style>
    <style:style style:name="T35" style:family="text">
      <style:text-properties fo:color="#000000" loext:opacity="100%" style:font-size-asian="10pt" style:font-size-complex="10pt"/>
    </style:style>
    <style:style style:name="T36" style:family="text">
      <style:text-properties fo:color="#000000" loext:opacity="100%" style:font-name="OpenSymbol4" fo:font-size="10pt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7" style:family="text">
      <style:text-properties fo:color="#000000" loext:opacity="100%" officeooo:rsid="00398833" style:font-name-asian="OpenSymbol1" style:font-name-complex="OpenSymbol1" style:text-scale="100%"/>
    </style:style>
    <style:style style:name="T38" style:family="text">
      <style:text-properties fo:color="#000000" loext:opacity="100%" officeooo:rsid="003adbb1" style:font-name-asian="OpenSymbol1" style:font-name-complex="OpenSymbol1" style:text-scale="100%"/>
    </style:style>
    <style:style style:name="T39" style:family="text">
      <style:text-properties fo:color="#b3b3b3" loext:opacity="100%"/>
    </style:style>
    <style:style style:name="T40" style:family="text">
      <style:text-properties fo:color="#b3b3b3" loext:opacity="100%" style:font-name="Bitstream Vera Sans3" fo:font-size="10pt" fo:font-style="normal" style:text-underline-style="none" style:font-size-asian="10pt" style:font-size-complex="10pt"/>
    </style:style>
    <style:style style:name="T41" style:family="text">
      <style:text-properties style:font-name="OpenSymbol1" style:font-name-asian="OpenSymbol1" style:font-name-complex="OpenSymbol1"/>
    </style:style>
    <style:style style:name="T42" style:family="text">
      <style:text-properties style:font-name="OpenSymbol1" style:font-name-asian="OpenSymbol1" style:font-name-complex="OpenSymbol1" style:text-scale="100%"/>
    </style:style>
    <style:style style:name="T43" style:family="text">
      <style:text-properties style:font-name="OpenSymbol1" fo:font-size="10pt" fo:font-weight="normal" style:font-name-asian="OpenSymbol1" style:font-size-asian="10pt" style:font-weight-asian="normal" style:font-name-complex="OpenSymbol1" style:font-size-complex="10pt" style:font-weight-complex="normal" style:text-scale="100%"/>
    </style:style>
    <style:style style:name="T44" style:family="text">
      <style:text-properties style:font-name="OpenSymbol1" fo:letter-spacing="-0.018cm" style:font-name-asian="OpenSymbol1" style:font-name-complex="OpenSymbol1"/>
    </style:style>
    <style:style style:name="T45" style:family="text">
      <style:text-properties style:font-name="OpenSymbol1" fo:font-style="normal" style:text-underline-style="none" style:font-name-asian="OpenSymbol1" style:font-style-asian="normal" style:font-name-complex="OpenSymbol1" style:font-style-complex="normal"/>
    </style:style>
    <style:style style:name="T46" style:family="text">
      <style:text-properties style:text-position="0% 100%" style:font-name-asian="OpenSymbol4" style:font-size-asian="10pt" style:font-name-complex="OpenSymbol4" style:font-size-complex="10pt"/>
    </style:style>
    <style:style style:name="T47" style:family="text">
      <style:text-properties style:text-position="0% 10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text-position="0% 100%" style:font-size-asian="10pt" style:font-size-complex="10pt"/>
    </style:style>
    <style:style style:name="T49" style:family="text">
      <style:text-properties style:text-position="0% 100%" officeooo:rsid="0039c2d2" style:font-size-asian="10pt" style:font-size-complex="10pt" style:text-scale="100%"/>
    </style:style>
    <style:style style:name="T50" style:family="text">
      <style:text-properties style:text-position="0% 100%" officeooo:rsid="0039c2d2"/>
    </style:style>
    <style:style style:name="T51" style:family="text">
      <style:text-properties style:text-position="0% 100%" style:font-name="OpenSymbol4" fo:font-size="10pt" officeooo:rsid="0039c2d2" style:font-name-asian="OpenSymbol1" style:font-name-complex="OpenSymbol1" style:text-scale="100%"/>
    </style:style>
    <style:style style:name="T52" style:family="text">
      <style:text-properties style:text-position="0% 100%" officeooo:rsid="0039c2d2" style:text-scale="100%"/>
    </style:style>
    <style:style style:name="T53" style:family="text">
      <style:text-properties style:use-window-font-color="true" loext:opacity="0%"/>
    </style:style>
    <style:style style:name="T54" style:family="text">
      <style:text-properties style:use-window-font-color="true" loext:opacity="0%" style:font-name="Bitstream Vera Sans3" fo:font-size="10pt" style:font-size-asian="10pt" style:font-size-complex="10pt"/>
    </style:style>
    <style:style style:name="T55" style:family="text">
      <style:text-properties style:use-window-font-color="true" loext:opacity="0%" style:font-name="Bitstream Vera Sans3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56" style:family="text">
      <style:text-properties style:use-window-font-color="true" loext:opacity="0%" style:font-name="Bitstream Vera Sans3" fo:font-size="10pt" fo:font-style="normal" style:text-underline-style="none" style:font-size-asian="10pt" style:font-size-complex="10pt"/>
    </style:style>
    <style:style style:name="T57" style:family="text">
      <style:text-properties style:use-window-font-color="true" loext:opacity="0%" style:font-name="OpenSymbol4" fo:font-size="10pt" style:font-size-asian="10pt" style:font-size-complex="10pt"/>
    </style:style>
    <style:style style:name="T58" style:family="text">
      <style:text-properties style:use-window-font-color="true" loext:opacity="0%" style:font-name="OpenSymbol4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59" style:family="text">
      <style:text-properties style:use-window-font-color="true" loext:opacity="0%" style:font-name="Bitstream Vera Sans1" fo:font-size="10pt" fo:letter-spacing="-0.011cm" fo:font-weight="normal" officeooo:rsid="0027979d" style:font-size-asian="10.5pt"/>
    </style:style>
    <style:style style:name="T60" style:family="text">
      <style:text-properties style:use-window-font-color="true" loext:opacity="0%" style:font-name="Bitstream Vera Sans1" fo:font-size="10pt" fo:font-weight="normal" officeooo:rsid="0034793f" style:font-size-asian="10.5pt"/>
    </style:style>
    <style:style style:name="T61" style:family="text">
      <style:text-properties style:use-window-font-color="true" loext:opacity="0%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62" style:family="text">
      <style:text-properties style:use-window-font-color="true" loext:opacity="0%" style:font-name="OpenSymbol2" fo:font-size="10pt" fo:font-style="normal" style:text-underline-style="none" style:font-size-asian="10pt" style:font-size-complex="10pt"/>
    </style:style>
    <style:style style:name="T63" style:family="text">
      <style:text-properties style:use-window-font-color="true" loext:opacity="0%" officeooo:rsid="00398833" style:font-name-asian="OpenSymbol1" style:font-name-complex="OpenSymbol1" style:text-scale="100%"/>
    </style:style>
    <style:style style:name="T64" style:family="text">
      <style:text-properties style:use-window-font-color="true" loext:opacity="0%" officeooo:rsid="00398833"/>
    </style:style>
    <style:style style:name="T65" style:family="text">
      <style:text-properties style:font-name="OpenSymbol4"/>
    </style:style>
    <style:style style:name="T66" style:family="text">
      <style:text-properties style:font-name="OpenSymbol4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67" style:family="text">
      <style:text-properties style:font-name="OpenSymbol4" fo:font-size="10pt" style:font-size-asian="10pt" style:font-size-complex="10pt"/>
    </style:style>
    <style:style style:name="T68" style:family="text">
      <style:text-properties style:font-name="OpenSymbol4" fo:font-size="10pt" style:font-name-asian="OpenSymbol1" style:font-name-complex="OpenSymbol1"/>
    </style:style>
    <style:style style:name="T69" style:family="text">
      <style:text-properties style:font-name="OpenSymbol4" fo:font-size="10pt" style:font-name-asian="OpenSymbol1" style:font-name-complex="OpenSymbol1" style:text-scale="100%"/>
    </style:style>
    <style:style style:name="T70" style:family="text">
      <style:text-properties style:font-name="OpenSymbol4" fo:font-size="10pt" officeooo:rsid="00398833" style:font-name-asian="OpenSymbol1" style:font-name-complex="OpenSymbol1" style:text-scale="100%"/>
    </style:style>
    <style:style style:name="T71" style:family="text">
      <style:text-properties style:font-name="OpenSymbol4" fo:font-size="10pt" officeooo:rsid="0039c2d2" style:font-name-asian="OpenSymbol1" style:font-name-complex="OpenSymbol1" style:text-scale="100%"/>
    </style:style>
    <style:style style:name="T72" style:family="text">
      <style:text-properties style:font-name="OpenSymbol4" fo:font-size="10pt" officeooo:rsid="00398833" style:font-name-asian="OpenSymbol1" style:font-style-asian="normal" style:font-name-complex="OpenSymbol1" style:font-style-complex="normal" style:text-scale="100%"/>
    </style:style>
    <style:style style:name="T73" style:family="text">
      <style:text-properties style:font-name="OpenSymbol4" fo:font-size="10pt" fo:font-weight="normal" style:font-name-asian="OpenSymbol1" style:font-size-asian="10pt" style:font-weight-asian="normal" style:font-name-complex="OpenSymbol1" style:font-size-complex="10pt" style:font-weight-complex="normal" style:text-scale="100%"/>
    </style:style>
    <style:style style:name="T74" style:family="text">
      <style:text-properties style:font-name="OpenSymbol4" fo:font-size="10pt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75" style:family="text">
      <style:text-properties style:font-name="OpenSymbol4" fo:font-size="10pt" style:font-size-asian="9pt" style:font-size-complex="9pt"/>
    </style:style>
    <style:style style:name="T76" style:family="text">
      <style:text-properties style:font-name="OpenSymbol4" fo:background-color="#ffff00" loext:char-shading-value="0"/>
    </style:style>
    <style:style style:name="T77" style:family="text">
      <style:text-properties style:font-name="OpenSymbol4" style:font-name-asian="Times New Roman" style:font-name-complex="Times New Roman"/>
    </style:style>
    <style:style style:name="T78" style:family="text">
      <style:text-properties style:font-name="OpenSymbol4" style:font-name-asian="OpenSymbol1" style:font-name-complex="OpenSymbol1"/>
    </style:style>
    <style:style style:name="T79" style:family="text">
      <style:text-properties style:font-name="OpenSymbol4" fo:letter-spacing="-0.018cm" style:font-name-asian="OpenSymbol1" style:font-name-complex="OpenSymbol1"/>
    </style:style>
    <style:style style:name="T80" style:family="text">
      <style:text-properties fo:text-transform="uppercase" style:font-name="OpenSymbol4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1" style:family="text">
      <style:text-properties fo:text-transform="uppercase"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2" style:family="text">
      <style:text-properties fo:text-transform="uppercase" style:use-window-font-color="true" loext:opacity="0%"/>
    </style:style>
    <style:style style:name="T83" style:family="text">
      <style:text-properties fo:text-transform="uppercase" style:use-window-font-color="true" loext:opacity="0%" style:font-name="Bitstream Vera Sans3" fo:font-size="10pt" fo:letter-spacing="-0.004cm" fo:font-weight="normal" style:font-size-asian="10pt" style:font-weight-asian="normal" style:font-size-complex="10pt"/>
    </style:style>
    <style:style style:name="T84" style:family="text">
      <style:text-properties fo:text-transform="uppercase" style:use-window-font-color="true" loext:opacity="0%"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5" style:family="text">
      <style:text-properties fo:text-transform="uppercase" style:use-window-font-color="true" loext:opacity="0%" style:font-name="Bitstream Vera Sans3" fo:font-size="10pt" style:font-size-asian="10pt" style:font-size-complex="10pt"/>
    </style:style>
    <style:style style:name="T86" style:family="text">
      <style:text-properties fo:text-transform="uppercase" style:use-window-font-color="true" loext:opacity="0%" style:font-name="Bitstream Vera Sans3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87" style:family="text">
      <style:text-properties fo:text-transform="uppercase" style:use-window-font-color="true" loext:opacity="0%" style:font-name="OpenSymbol4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8" style:family="text">
      <style:text-properties fo:text-transform="uppercase" style:use-window-font-color="true" loext:opacity="0%" style:font-name="OpenSymbol4" fo:font-size="10pt" fo:letter-spacing="-0.004cm" fo:font-weight="normal" fo:background-color="#ffff00" loext:char-shading-value="0" style:font-name-asian="Times New Roman" style:font-size-asian="10pt" style:font-weight-asian="normal" style:font-name-complex="Times New Roman" style:font-size-complex="10pt"/>
    </style:style>
    <style:style style:name="T89" style:family="text">
      <style:text-properties fo:text-transform="uppercase" style:use-window-font-color="true" loext:opacity="0%" style:font-name="OpenSymbol4" fo:font-size="10pt" style:font-size-asian="10pt" style:font-size-complex="10pt"/>
    </style:style>
    <style:style style:name="T90" style:family="text">
      <style:text-properties fo:text-transform="uppercase" style:use-window-font-color="true" loext:opacity="0%" style:font-name="OpenSymbol4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91" style:family="text">
      <style:text-properties fo:text-transform="uppercase" style:use-window-font-color="true" loext:opacity="0%" style:font-name="OpenSymbol4" fo:font-size="10pt" style:text-underline-style="solid" style:text-underline-width="auto" style:text-underline-color="#d3802b" style:text-underline-mode="continuous" style:text-overline-mode="continuous" style:text-line-through-mode="continuous" fo:background-color="#ffff00" loext:char-shading-value="0" style:font-size-asian="10pt" style:font-size-complex="10pt"/>
    </style:style>
    <style:style style:name="T92" style:family="text">
      <style:text-properties fo:text-transform="uppercase" style:use-window-font-color="true" loext:opacity="0%" style:font-name="OpenSymbol4" fo:font-size="10pt" fo:background-color="#ffff00" loext:char-shading-value="0" style:font-size-asian="10pt" style:font-size-complex="10pt"/>
    </style:style>
    <style:style style:name="T93" style:family="text">
      <style:text-properties fo:text-transform="uppercase" style:use-window-font-color="true" loext:opacity="0%" style:font-name="OpenSymbol4" fo:letter-spacing="-0.004cm" fo:font-weight="normal" fo:background-color="#ffff00" loext:char-shading-value="0" style:font-name-asian="Times New Roman" style:font-weight-asian="normal" style:font-name-complex="Times New Roman"/>
    </style:style>
    <style:style style:name="T94" style:family="text">
      <style:text-properties fo:text-transform="uppercase" style:use-window-font-color="true" loext:opacity="0%" style:font-name="OpenSymbol4" fo:background-color="#ffff00" loext:char-shading-value="0"/>
    </style:style>
    <style:style style:name="T95" style:family="text">
      <style:text-properties fo:text-transform="uppercase" style:use-window-font-color="true" loext:opacity="0%" fo:letter-spacing="-0.004cm" fo:font-weight="normal" style:font-name-asian="Times New Roman" style:font-weight-asian="normal" style:font-name-complex="Times New Roman"/>
    </style:style>
    <style:style style:name="T96" style:family="text">
      <style:text-properties style:font-name-asian="Times New Roman" style:font-name-complex="Times New Roman"/>
    </style:style>
    <style:style style:name="T97" style:family="text">
      <style:text-properties officeooo:rsid="00ef48c3" style:font-name-asian="Times New Roman" style:font-name-complex="Times New Roman"/>
    </style:style>
    <style:style style:name="T98" style:family="text">
      <style:text-properties style:font-name="OpenSymbol2"/>
    </style:style>
    <style:style style:name="T99" style:family="text">
      <style:text-properties style:font-name="OpenSymbol2" style:text-scale="100%"/>
    </style:style>
    <style:style style:name="T100" style:family="text">
      <style:text-properties style:font-name="OpenSymbol2" fo:font-style="normal" fo:font-weight="normal" style:font-style-asian="normal" style:font-weight-asian="normal" style:font-style-complex="normal" style:font-weight-complex="normal" style:text-scale="100%"/>
    </style:style>
    <style:style style:name="T101" style:family="text">
      <style:text-properties style:font-name="OpenSymbol2"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style:font-name="OpenSymbol2" fo:font-size="10pt" fo:font-weight="normal" style:font-size-asian="10pt" style:font-weight-asian="normal" style:font-size-complex="10pt" style:font-weight-complex="normal" style:text-scale="100%"/>
    </style:style>
    <style:style style:name="T103" style:family="text">
      <style:text-properties style:font-name="OpenSymbol2" fo:font-size="10pt" style:font-size-asian="10pt" style:font-size-complex="10pt"/>
    </style:style>
    <style:style style:name="T104" style:family="text">
      <style:text-properties style:font-name="OpenSymbol2" officeooo:rsid="0026b6e6"/>
    </style:style>
    <style:style style:name="T105" style:family="text">
      <style:text-properties style:font-name="OpenSymbol2" style:language-asian="zxx" style:country-asian="none" style:language-complex="zxx" style:country-complex="none"/>
    </style:style>
    <style:style style:name="T106" style:family="text">
      <style:text-properties style:text-scale="100%"/>
    </style:style>
    <style:style style:name="T107" style:family="text">
      <style:text-properties officeooo:rsid="00398833" style:text-scale="100%"/>
    </style:style>
    <style:style style:name="T108" style:family="text">
      <style:text-properties officeooo:rsid="003adbb1" style:text-scale="100%"/>
    </style:style>
    <style:style style:name="T109" style:family="text">
      <style:text-properties officeooo:rsid="0039c2d2" style:text-scale="100%"/>
    </style:style>
    <style:style style:name="T110" style:family="text">
      <style:text-properties style:text-scale="70%"/>
    </style:style>
    <style:style style:name="T111" style:family="text">
      <style:text-properties fo:font-style="normal" style:text-underline-style="none" style:font-style-asian="normal" style:font-style-complex="normal"/>
    </style:style>
    <style:style style:name="T1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3" style:family="text">
      <style:text-properties style:font-name="OpenSymbol3" fo:font-size="10pt" fo:font-style="normal" style:font-name-asian="OpenSymbol4" style:font-size-asian="10pt" style:font-name-complex="OpenSymbol4" style:font-size-complex="10pt"/>
    </style:style>
    <style:style style:name="T114" style:family="text">
      <style:text-properties fo:font-variant="normal" fo:text-transform="none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zxx" style:country-asian="none" style:font-style-asian="normal" style:font-name-complex="Tahoma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15" style:family="text">
      <style:text-properties fo:font-variant="normal" fo:text-transform="none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fr" style:country-asian="FR" style:font-style-asian="normal" style:font-name-complex="Tahoma" style:font-size-complex="12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16" style:family="text">
      <style:text-properties fo:font-variant="normal" fo:text-transform="none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#ffff00" loext:char-shading-value="0" style:font-name-asian="Bitstream Vera Sans2" style:font-size-asian="12pt" style:language-asian="fr" style:country-asian="FR" style:font-style-asian="normal" style:font-name-complex="Bitstream Vera Sans2" style:font-size-complex="12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17" style:family="text">
      <style:text-properties fo:font-variant="normal" fo:text-transform="none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#ffff00" loext:char-shading-value="0" style:font-name-asian="Bitstream Vera Sans2" style:font-size-asian="10pt" style:language-asian="fr" style:country-asian="FR" style:font-style-asian="normal" style:font-name-complex="Bitstream Vera Sans2" style:font-size-complex="10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18" style:family="text">
      <style:text-properties fo:font-variant="normal" fo:text-transform="none" style:text-outline="false" style:text-line-through-style="none" style:text-line-through-type="none" style:text-position="0% 100%" style:font-name="OpenSymbol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zxx" style:country-asian="none" style:font-style-asian="normal" style:font-name-complex="Tahoma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19" style:family="text">
      <style:text-properties fo:font-variant="normal" fo:text-transform="none" style:text-outline="false" style:text-line-through-style="none" style:text-line-through-type="none" style:text-position="0% 100%" style:font-name="OpenSymbol2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fr" style:country-asian="FR" style:font-style-asian="normal" style:font-name-complex="Tahoma" style:font-size-complex="12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20" style:family="text">
      <style:text-properties fo:font-variant="normal" fo:text-transform="none" style:text-outline="false" style:text-line-through-style="none" style:text-line-through-type="none" style:text-position="0% 100%" style:font-name="OpenSymbol1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2pt" style:language-asian="fr" style:country-asian="FR" style:font-style-asian="normal" style:font-name-complex="OpenSymbol1" style:font-size-complex="12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21" style:family="text">
      <style:text-properties fo:font-variant="normal" fo:text-transform="none" style:text-outline="false" style:text-line-through-style="none" style:text-line-through-type="none" style:text-position="0% 100%" style:font-name="OpenSymbo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0pt" style:language-asian="fr" style:country-asian="FR" style:font-style-asian="normal" style:font-weight-asian="normal" style:font-name-complex="OpenSymbol1" style:font-size-complex="10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22" style:family="text">
      <style:text-properties fo:font-variant="normal" fo:text-transform="none" style:text-outline="false" style:text-line-through-style="none" style:text-line-through-type="none" style:text-position="0% 100%" style:font-name="OpenSymbol1" fo:letter-spacing="normal" fo:language="fr" fo:country="FR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language-asian="fr" style:country-asian="FR" style:font-name-complex="OpenSymbol1" style:language-complex="fr" style:country-complex="FR" style:text-rotation-angle="0" style:text-rotation-scale="line-height" style:text-emphasize="none" style:text-combine="none" style:text-scale="100%" style:font-relief="none"/>
    </style:style>
    <style:style style:name="T123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4" style:font-size-asian="10pt" style:language-asian="zxx" style:country-asian="none" style:font-style-asian="normal" style:font-name-complex="OpenSymbol4" style:font-size-complex="10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24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4" style:language-asian="zxx" style:country-asian="none" style:font-name-complex="OpenSymbol4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25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4" style:font-size-asian="10pt" style:language-asian="zxx" style:country-asian="none" style:font-style-asian="normal" style:font-weight-asian="normal" style:font-name-complex="OpenSymbol4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26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4" style:language-asian="zxx" style:country-asian="none" style:font-name-complex="OpenSymbol4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27" style:family="text">
      <style:text-properties fo:font-variant="normal" fo:text-transform="none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0pt" style:language-asian="fr" style:country-asian="FR" style:font-style-asian="normal" style:font-name-complex="Tahoma" style:font-size-complex="10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28" style:family="text">
      <style:text-properties fo:font-variant="normal" fo:text-transform="none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29" style:family="text">
      <style:text-properties fo:font-variant="normal" fo:text-transform="none" style:text-outline="false" style:text-line-through-style="none" style:text-line-through-type="none" style:text-position="0% 100%" fo:letter-spacing="normal" fo:language="fr" fo:country="FR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language-asian="fr" style:country-asian="FR" style:font-name-complex="Tahoma" style:language-complex="fr" style:country-complex="FR" style:text-rotation-angle="0" style:text-rotation-scale="line-height" style:text-emphasize="none" style:text-combine="none" style:text-scale="100%" style:font-relief="none"/>
    </style:style>
    <style:style style:name="T130" style:family="text">
      <style:text-properties fo:font-variant="normal" fo:text-transform="none" style:text-outline="false" style:text-line-through-style="none" style:text-line-through-type="none" style:text-position="0% 100%" fo:letter-spacing="normal" fo:language="fr" fo:country="FR" fo:text-shadow="none" style:text-underline-style="none" style:text-underline-mode="continuous" style:text-overline-mode="continuous" style:text-line-through-mode="continuous" style:letter-kerning="false" style:text-blinking="false" style:language-asian="fr" style:country-asian="FR" style:language-complex="fr" style:country-complex="FR" style:text-rotation-angle="0" style:text-rotation-scale="line-height" style:text-emphasize="none" style:text-combine="none" style:text-scale="100%" style:font-relief="none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#ffff00" loext:char-shading-value="0" style:font-name-asian="Bitstream Vera Sans2" style:font-size-asian="10pt" style:language-asian="fr" style:country-asian="FR" style:font-style-asian="normal" style:font-name-complex="Bitstream Vera Sans2" style:font-size-complex="10pt" style:language-complex="fr" style:country-complex="FR" style:font-style-complex="normal" style:text-rotation-angle="0" style:text-rotation-scale="line-height" style:text-emphasize="none" style:text-combine="none" style:text-scale="100%" style:font-relief="none"/>
    </style:style>
    <style:style style:name="T132" style:family="text">
      <style:text-properties officeooo:rsid="0026b6e6"/>
    </style:style>
    <style:style style:name="T133" style:family="text">
      <style:text-properties style:font-name="Liberation Serif1" fo:font-size="10pt" style:font-size-asian="10pt" style:font-size-complex="10pt"/>
    </style:style>
    <style:style style:name="T134" style:family="text">
      <style:text-properties style:font-name="Liberation Serif" fo:font-size="10pt" style:font-size-asian="10pt" style:font-size-complex="10pt"/>
    </style:style>
    <style:style style:name="T135" style:family="text">
      <style:text-properties style:font-name="DejaVu Sans Mono" fo:font-size="9pt" style:font-size-asian="9pt" style:font-size-complex="9pt"/>
    </style:style>
    <style:style style:name="T136" style:family="text">
      <style:text-properties style:font-name="DejaVu Sans Mono" fo:font-size="9pt" officeooo:rsid="0029a748" style:font-size-asian="9pt" style:font-size-complex="9pt"/>
    </style:style>
    <style:style style:name="T137" style:family="text">
      <style:text-properties style:font-name="DejaVu Sans Mono" fo:font-size="9pt" officeooo:rsid="0035735a" style:font-size-asian="9pt" style:font-size-complex="9pt"/>
    </style:style>
    <style:style style:name="T138" style:family="text">
      <style:text-properties fo:letter-spacing="-0.011cm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style:font-name-asian="Times New Roman" style:font-weight-asian="normal" style:font-name-complex="Times New Roman" style:font-weight-complex="normal"/>
    </style:style>
    <style:style style:name="T141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42" style:family="text">
      <style:text-properties fo:font-weight="normal" officeooo:rsid="0039c2d2" style:font-size-asian="10pt" style:font-style-asian="normal" style:font-weight-asian="normal" style:font-size-complex="10pt" style:font-style-complex="normal" style:font-weight-complex="normal" style:text-scale="100%"/>
    </style:style>
    <style:style style:name="T143" style:family="text">
      <style:text-properties fo:font-weight="normal" officeooo:rsid="0026b6e6" style:font-size-asian="10pt" style:font-weight-asian="normal" style:font-size-complex="10pt" style:font-weight-complex="normal" style:text-scale="100%"/>
    </style:style>
    <style:style style:name="T144" style:family="text">
      <style:text-properties fo:font-weight="normal" officeooo:rsid="00398833" style:font-size-asian="10pt" style:font-weight-asian="normal" style:font-size-complex="10pt" style:font-weight-complex="normal" style:text-scale="100%"/>
    </style:style>
    <style:style style:name="T145" style:family="text">
      <style:text-properties fo:letter-spacing="-0.014cm"/>
    </style:style>
    <style:style style:name="T146" style:family="text">
      <style:text-properties fo:letter-spacing="-0.018cm"/>
    </style:style>
    <style:style style:name="T147" style:family="text">
      <style:text-properties fo:letter-spacing="-0.018cm" officeooo:rsid="003229c3"/>
    </style:style>
    <style:style style:name="T148" style:family="text">
      <style:text-properties officeooo:rsid="00398833"/>
    </style:style>
    <style:style style:name="T149" style:family="text">
      <style:text-properties officeooo:rsid="0039c2d2"/>
    </style:style>
    <style:style style:name="T150" style:family="text">
      <style:text-properties style:font-style-asian="normal" style:font-style-complex="normal"/>
    </style:style>
    <style:style style:name="T151" style:family="text">
      <style:text-properties style:font-style-asian="normal" style:font-style-complex="normal" style:text-scale="100%"/>
    </style:style>
    <style:style style:name="T152" style:family="text">
      <style:text-properties officeooo:rsid="00398833" style:font-style-asian="normal" style:font-style-complex="normal" style:text-scale="100%"/>
    </style:style>
    <style:style style:name="T153" style:family="text">
      <style:text-properties officeooo:rsid="0039c2d2" style:font-style-asian="normal" style:font-style-complex="normal" style:text-scale="100%"/>
    </style:style>
    <style:style style:name="T154" style:family="text">
      <style:text-properties style:font-size-asian="10pt" style:font-size-complex="10pt"/>
    </style:style>
    <style:style style:name="T155" style:family="text">
      <style:text-properties style:font-size-asian="10pt" style:font-size-complex="10pt" style:text-scale="100%"/>
    </style:style>
    <style:style style:name="T156" style:family="text">
      <style:text-properties officeooo:rsid="0039c2d2" style:font-size-asian="10pt" style:font-size-complex="10pt" style:text-scale="100%"/>
    </style:style>
    <style:style style:name="T157" style:family="text">
      <style:text-properties fo:font-size="9pt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026b6e6" style:font-size-asian="9pt" style:font-size-complex="9pt"/>
    </style:style>
    <style:style style:name="T160" style:family="text">
      <style:text-properties fo:font-size="9pt" officeooo:rsid="00398833" style:font-size-asian="9pt" style:font-size-complex="9pt"/>
    </style:style>
    <style:style style:name="T161" style:family="text">
      <style:text-properties fo:font-size="9pt" officeooo:rsid="00398833" style:font-size-asian="9pt" style:font-size-complex="9pt" style:text-scale="100%"/>
    </style:style>
    <style:style style:name="T162" style:family="text">
      <style:text-properties fo:background-color="transparent" loext:char-shading-value="0"/>
    </style:style>
    <style:style style:name="T163" style:family="text">
      <style:text-properties fo:background-color="transparent" loext:char-shading-value="0" style:text-scale="100%"/>
    </style:style>
    <style:style style:name="T164" style:family="text">
      <style:text-properties officeooo:rsid="00398833" style:font-name-asian="OpenSymbol1" style:font-name-complex="OpenSymbol1" style:text-scale="100%"/>
    </style:style>
    <style:style style:name="T165" style:family="text">
      <style:text-properties style:text-underline-style="solid" style:text-underline-width="auto" style:text-underline-color="font-color" fo:font-weight="normal" officeooo:rsid="0039c2d2" style:font-size-asian="10pt" style:font-style-asian="normal" style:font-weight-asian="normal" style:font-size-complex="10pt" style:font-style-complex="normal" style:font-weight-complex="normal" style:text-scale="100%"/>
    </style:style>
    <style:style style:name="T166" style:family="text">
      <style:text-properties style:text-underline-style="none" fo:font-weight="normal" officeooo:rsid="0039c2d2" style:font-size-asian="10pt" style:font-style-asian="normal" style:font-weight-asian="normal" style:font-size-complex="10pt" style:font-style-complex="normal" style:font-weight-complex="normal" style:text-scale="100%"/>
    </style:style>
    <style:style style:name="T167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6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.499cm" style:run-through="foreground" style:wrap="parallel" style:number-wrapped-paragraphs="no-limit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1" draw:name="Cadre3" text:anchor-type="paragraph" svg:x="-0.042cm" svg:y="0.095cm" svg:width="9.13cm" draw:z-index="18"><draw:text-box fo:min-height="6.712cm"><text:section text:style-name="Sect1" text:name="Section4"><text:p text:style-name="P38">Calcule.</text:p><text:p text:style-name="P47"><text:span text:style-name="Police_20_par_20_défaut"><text:span text:style-name="T14">D</text:span></text:span><text:span text:style-name="Police_20_par_20_défaut"><text:span text:style-name="T15"> </text:span></text:span><text:span text:style-name="Police_20_par_20_défaut"><text:span text:style-name="T66">=</text:span></text:span><text:span text:style-name="Police_20_par_20_défaut"><text:span text:style-name="T15"> (</text:span></text:span><text:span text:style-name="Police_20_par_20_défaut"><text:span text:style-name="T66"></text:span></text:span><text:span text:style-name="Police_20_par_20_défaut"><text:span text:style-name="T15">4) </text:span></text:span><text:span text:style-name="Police_20_par_20_défaut"><text:span text:style-name="T66"></text:span></text:span><text:span text:style-name="Police_20_par_20_défaut"><text:span text:style-name="T15"> (</text:span></text:span><text:span text:style-name="Police_20_par_20_défaut"><text:span text:style-name="T80">−</text:span></text:span><text:span text:style-name="Police_20_par_20_défaut"><text:span text:style-name="T81">5) </text:span></text:span><text:span text:style-name="Police_20_par_20_défaut"><text:span text:style-name="T80">−</text:span></text:span><text:span text:style-name="Police_20_par_20_défaut"><text:span text:style-name="T81">(</text:span></text:span><text:span text:style-name="Police_20_par_20_défaut"><text:span text:style-name="T80">−</text:span></text:span><text:span text:style-name="Police_20_par_20_défaut"><text:span text:style-name="T81">8)</text:span></text:span><text:span text:style-name="Police_20_par_20_défaut"><text:span text:style-name="T14"> </text:span></text:span></text:p><text:p text:style-name="P48"><text:span text:style-name="T16">E </text:span><text:span text:style-name="T67">=</text:span><text:span text:style-name="T16"> (</text:span><text:span text:style-name="T67">−</text:span><text:span text:style-name="T16">15) </text:span><text:span text:style-name="T67">−</text:span><text:span text:style-name="T16"> (</text:span><text:span text:style-name="T67"></text:span><text:span text:style-name="T16">14) </text:span><text:span text:style-name="T67"></text:span><text:span text:style-name="T16"> (</text:span><text:span text:style-name="T67">−</text:span><text:span text:style-name="T16">15) </text:span><text:span text:style-name="T67">−</text:span><text:span text:style-name="T16"> (</text:span><text:span text:style-name="T67">−</text:span><text:span text:style-name="T16">20)</text:span></text:p><text:p text:style-name="P32"><text:span text:style-name="Bold_5f_niv1">Correction</text:span></text:p><text:p text:style-name="P49"><text:span text:style-name="Police_20_par_20_défaut"><text:span text:style-name="T83">D</text:span></text:span><text:span text:style-name="Police_20_par_20_défaut"><text:span text:style-name="T84"> </text:span></text:span><text:span text:style-name="Police_20_par_20_défaut"><text:span text:style-name="T87">=</text:span></text:span><text:span text:style-name="Police_20_par_20_défaut"><text:span text:style-name="T84"> (</text:span></text:span><text:span text:style-name="Police_20_par_20_défaut"><text:span text:style-name="T87"></text:span></text:span><text:span text:style-name="Police_20_par_20_défaut"><text:span text:style-name="T84">4) </text:span></text:span><text:span text:style-name="Police_20_par_20_défaut"><text:span text:style-name="T88"></text:span></text:span><text:span text:style-name="Police_20_par_20_défaut"><text:span text:style-name="T84"> (</text:span></text:span><text:span text:style-name="Police_20_par_20_défaut"><text:span text:style-name="T87">−</text:span></text:span><text:span text:style-name="Police_20_par_20_défaut"><text:span text:style-name="T84">5) </text:span></text:span><text:span text:style-name="Police_20_par_20_défaut"><text:span text:style-name="T88">−</text:span></text:span><text:span text:style-name="Police_20_par_20_défaut"><text:span text:style-name="T84"> (</text:span></text:span><text:span text:style-name="Police_20_par_20_défaut"><text:span text:style-name="T87">−</text:span></text:span><text:span text:style-name="Police_20_par_20_défaut"><text:span text:style-name="T84">8)</text:span></text:span><text:span text:style-name="Police_20_par_20_défaut"><text:span text:style-name="T83"> </text:span></text:span></text:p><text:p text:style-name="P36"><text:span text:style-name="Police_20_par_20_défaut"><text:span text:style-name="T85">D </text:span></text:span><text:span text:style-name="Police_20_par_20_défaut"><text:span text:style-name="T89">=</text:span></text:span><text:span text:style-name="Police_20_par_20_défaut"><text:span text:style-name="T85"> </text:span></text:span><text:span text:style-name="Police_20_par_20_défaut"><text:span text:style-name="T86">(</text:span></text:span><text:span text:style-name="Police_20_par_20_défaut"><text:span text:style-name="T90"></text:span></text:span><text:span text:style-name="Police_20_par_20_défaut"><text:span text:style-name="T86">4) </text:span></text:span><text:span text:style-name="Police_20_par_20_défaut"><text:span text:style-name="T91"></text:span></text:span><text:span text:style-name="Police_20_par_20_défaut"><text:span text:style-name="T86"> (</text:span></text:span><text:span text:style-name="Police_20_par_20_défaut"><text:span text:style-name="T90">−</text:span></text:span><text:span text:style-name="Police_20_par_20_défaut"><text:span text:style-name="T86">5)</text:span></text:span><text:span text:style-name="Police_20_par_20_défaut"><text:span text:style-name="T85"> </text:span></text:span><text:span text:style-name="Police_20_par_20_défaut"><text:span text:style-name="T92"></text:span></text:span><text:span text:style-name="Police_20_par_20_défaut"><text:span text:style-name="T85"> (</text:span></text:span><text:span text:style-name="Police_20_par_20_défaut"><text:span text:style-name="T92"></text:span></text:span><text:span text:style-name="Police_20_par_20_défaut"><text:span text:style-name="T85">8)</text:span></text:span></text:p><text:p text:style-name="P36"><text:span text:style-name="Police_20_par_20_défaut"><text:span text:style-name="T54">D </text:span></text:span><text:span text:style-name="Police_20_par_20_défaut"><text:span text:style-name="T57">=</text:span></text:span><text:span text:style-name="Police_20_par_20_défaut"><text:span text:style-name="T54"> </text:span></text:span><text:span text:style-name="Police_20_par_20_défaut"><text:span text:style-name="T55">(</text:span></text:span><text:span text:style-name="Police_20_par_20_défaut"><text:span text:style-name="T58">−</text:span></text:span><text:span text:style-name="Police_20_par_20_défaut"><text:span text:style-name="T55">1) </text:span></text:span><text:span text:style-name="Police_20_par_20_défaut"><text:span text:style-name="T58"></text:span></text:span><text:span text:style-name="Police_20_par_20_défaut"><text:span text:style-name="T55"> (</text:span></text:span><text:span text:style-name="Police_20_par_20_défaut"><text:span text:style-name="T58"></text:span></text:span><text:span text:style-name="Police_20_par_20_défaut"><text:span text:style-name="T55">8)</text:span></text:span></text:p><text:p text:style-name="P33">D<text:span text:style-name="T139"> </text:span><text:span text:style-name="T65">=</text:span><text:span text:style-name="T139"> </text:span><text:span text:style-name="T65"></text:span>7</text:p><text:p text:style-name="P35">E <text:span text:style-name="T65">=</text:span> (<text:span text:style-name="T65">−</text:span>15)<text:span text:style-name="Police_20_par_20_défaut"><text:span text:style-name="T95"> </text:span></text:span><text:span text:style-name="Police_20_par_20_défaut"><text:span text:style-name="T93">−</text:span></text:span><text:span text:style-name="Police_20_par_20_défaut"><text:span text:style-name="T95"> </text:span></text:span>(<text:span text:style-name="T65"></text:span>14)<text:span text:style-name="Police_20_par_20_défaut"><text:span text:style-name="T82"> </text:span></text:span><text:span text:style-name="Police_20_par_20_défaut"><text:span text:style-name="T94"></text:span></text:span><text:span text:style-name="Police_20_par_20_défaut"><text:span text:style-name="T82"> </text:span></text:span>(<text:span text:style-name="T65">−</text:span>15)<text:span text:style-name="Police_20_par_20_défaut"><text:span text:style-name="T95"> </text:span></text:span><text:span text:style-name="Police_20_par_20_défaut"><text:span text:style-name="T93">−</text:span></text:span><text:span text:style-name="Police_20_par_20_défaut"><text:span text:style-name="T95"> </text:span></text:span>(<text:span text:style-name="T65">−</text:span>20)</text:p><text:p text:style-name="P35">E <text:span text:style-name="T65">=</text:span> (<text:span text:style-name="T65">−</text:span>15)<text:span text:style-name="Police_20_par_20_défaut"><text:span text:style-name="T82"> </text:span></text:span><text:span text:style-name="Police_20_par_20_défaut"><text:span text:style-name="T94"></text:span></text:span><text:span text:style-name="Police_20_par_20_défaut"><text:span text:style-name="T82"> </text:span></text:span>(<text:span text:style-name="T76">−</text:span>14)<text:span text:style-name="Police_20_par_20_défaut"><text:span text:style-name="T82"> </text:span></text:span><text:span text:style-name="Police_20_par_20_défaut"><text:span text:style-name="T94"></text:span></text:span><text:span text:style-name="Police_20_par_20_défaut"><text:span text:style-name="T82"> </text:span></text:span>(<text:span text:style-name="T65">−</text:span>15)<text:span text:style-name="Police_20_par_20_défaut"><text:span text:style-name="T82"> </text:span></text:span><text:span text:style-name="Police_20_par_20_défaut"><text:span text:style-name="T94"></text:span></text:span><text:span text:style-name="Police_20_par_20_défaut"><text:span text:style-name="T82"> </text:span></text:span>(<text:span text:style-name="T76"></text:span>20)</text:p><text:p text:style-name="P34">E <text:span text:style-name="T65">=</text:span> (<text:span text:style-name="T65">−</text:span>44) <text:span text:style-name="T65"></text:span> (<text:span text:style-name="T65"></text:span>20)</text:p><text:p text:style-name="P37"><text:span text:style-name="Police_20_par_20_défaut"><text:span text:style-name="T96">E</text:span></text:span><text:span text:style-name="Police_20_par_20_défaut"><text:span text:style-name="T140"> </text:span></text:span><text:span text:style-name="Police_20_par_20_défaut"><text:span text:style-name="T77">=</text:span></text:span><text:span text:style-name="Police_20_par_20_défaut"><text:span text:style-name="T140"> </text:span></text:span><text:span text:style-name="Police_20_par_20_défaut"><text:span text:style-name="T77">−</text:span></text:span><text:span text:style-name="Police_20_par_20_défaut"><text:span text:style-name="T96">2</text:span></text:span><text:span text:style-name="Police_20_par_20_défaut"><text:span text:style-name="T97">4</text:span></text:span></text:p></text:section></draw:text-box></draw:frame><draw:g text:anchor-type="paragraph" draw:z-index="19" draw:name="Forme5" draw:style-name="gr1"><draw:custom-shape draw:style-name="gr2" draw:text-style-name="P108" svg:width="3.964cm" svg:height="0.641cm" draw:transform="skewX (0.00279252680319092) rotate (0.0872664625997165) translate (-0.370416666666667cm -0.0934861111111111cm)"><text:p text:style-name="P107"><text:span text:style-name="T16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20"/></text:span></text:p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h text:style-name="P83" text:outline-level="1"><text:span text:style-name="_5f_Consigne"><text:span text:style-name="T20"/></text:span></text:h>
      <text:list xml:id="list1864125199" text:style-name="Num_5f_Exo">
        <text:list-item>
          <text:h text:style-name="P84" text:outline-level="1"> Effectue les calculs suivants en regroupant les termes de même signe.</text:h>
        </text:list-item>
      </text:list>
      <text:p text:style-name="P72"><text:span text:style-name="T106">A </text:span><text:span text:style-name="T99">=</text:span><text:span text:style-name="T106"> (</text:span><text:span text:style-name="T69">−</text:span><text:span text:style-name="T106">4) </text:span><text:span text:style-name="T42"></text:span><text:span text:style-name="T106"> (</text:span><text:span text:style-name="T69"></text:span><text:span text:style-name="T106">6) </text:span><text:span text:style-name="T42"></text:span><text:span text:style-name="T106"> (</text:span><text:span text:style-name="T69">−</text:span><text:span text:style-name="T106">3)</text:span></text:p>
      <text:p text:style-name="P98"><text:span text:style-name="_5f_Correction_20_surligné"><text:span text:style-name="T106">A = </text:span></text:span><text:span text:style-name="_5f_Correction_20_surligné"><text:span text:style-name="T107">(</text:span></text:span><text:span text:style-name="_5f_Correction_20_surligné"><text:span text:style-name="T109">−</text:span></text:span><text:span text:style-name="_5f_Correction_20_surligné"><text:span text:style-name="T107">4) + (</text:span></text:span><text:span text:style-name="_5f_Correction_20_surligné"><text:span text:style-name="T109">−</text:span></text:span><text:span text:style-name="_5f_Correction_20_surligné"><text:span text:style-name="T107">3) + (+6)</text:span></text:span></text:p>
      <text:p text:style-name="P98"><text:span text:style-name="_5f_Correction_20_surligné">A = </text:span><text:span text:style-name="_5f_Correction_20_surligné"><text:span text:style-name="T148">(</text:span></text:span><text:span text:style-name="_5f_Correction_20_surligné"><text:span text:style-name="T109">−</text:span></text:span><text:span text:style-name="_5f_Correction_20_surligné"><text:span text:style-name="T148">7) + (+6) = </text:span></text:span><text:span text:style-name="_5f_Correction_20_surligné"><text:span text:style-name="T109">−</text:span></text:span><text:span text:style-name="_5f_Correction_20_surligné"><text:span text:style-name="T148">1</text:span></text:span></text:p>
      <text:p text:style-name="P73"><text:span text:style-name="_5f_Correction_20_surligné"><text:span text:style-name="T163">B = (−15)  (−118)</text:span></text:span><text:span text:style-name="_5f_Correction_20_surligné"><text:span text:style-name="T162"> </text:span></text:span><text:span text:style-name="_5f_Correction_20_surligné"><text:span text:style-name="T163"> (−47)</text:span></text:span></text:p>
      <text:p text:style-name="P98"><text:span text:style-name="_5f_Correction_20_surligné">B = </text:span><text:span text:style-name="_5f_Correction_20_surligné"><text:span text:style-name="T148">(</text:span></text:span><text:span text:style-name="_5f_Correction_20_surligné"><text:span text:style-name="T109">−</text:span></text:span><text:span text:style-name="_5f_Correction_20_surligné"><text:span text:style-name="T148">133) + (</text:span></text:span><text:span text:style-name="_5f_Correction_20_surligné"><text:span text:style-name="T109">−</text:span></text:span><text:span text:style-name="_5f_Correction_20_surligné"><text:span text:style-name="T148">47)</text:span></text:span></text:p>
      <text:p text:style-name="P98"><text:span text:style-name="_5f_Correction_20_surligné">B = </text:span><text:span text:style-name="_5f_Correction_20_surligné"><text:span text:style-name="T109">−</text:span></text:span><text:span text:style-name="_5f_Correction_20_surligné"><text:span text:style-name="T148">180</text:span></text:span></text:p>
      <text:p text:style-name="P73"><text:span text:style-name="T106">C </text:span><text:span text:style-name="T99">=</text:span><text:span text:style-name="T106"> (</text:span><text:span text:style-name="T69"></text:span><text:span text:style-name="T106">1,8) </text:span><text:span text:style-name="T42"></text:span><text:span text:style-name="T106"> (</text:span><text:span text:style-name="T69">−</text:span><text:span text:style-name="T106">1,2)</text:span> <text:span text:style-name="T41"></text:span><text:span text:style-name="T106"> (</text:span><text:span text:style-name="T69"></text:span><text:span text:style-name="T106">3,4)</text:span></text:p>
      <text:p text:style-name="P98"><text:span text:style-name="_5f_Correction_20_surligné">C = </text:span><text:span text:style-name="_5f_Correction_20_surligné"><text:span text:style-name="T148">(+1,8) + (+3,4) + (</text:span></text:span><text:span text:style-name="_5f_Correction_20_surligné"><text:span text:style-name="T109">−</text:span></text:span><text:span text:style-name="_5f_Correction_20_surligné"><text:span text:style-name="T148">1,2)</text:span></text:span></text:p>
      <text:p text:style-name="P98"><text:span text:style-name="_5f_Correction_20_surligné">C = </text:span><text:span text:style-name="_5f_Correction_20_surligné"><text:span text:style-name="T148">(+5,2) + (</text:span></text:span><text:span text:style-name="_5f_Correction_20_surligné"><text:span text:style-name="T109">−</text:span></text:span><text:span text:style-name="_5f_Correction_20_surligné"><text:span text:style-name="T148">1,2)</text:span></text:span></text:p>
      <text:p text:style-name="P73"><text:span text:style-name="_5f_Correction_20_surligné">C = </text:span><text:span text:style-name="_5f_Correction_20_surligné"><text:span text:style-name="T148">+4</text:span></text:span></text:p>
      <text:p text:style-name="P73">D <text:span text:style-name="T98">=</text:span><text:span text:style-name="T110"> </text:span>(<text:span text:style-name="T68">−</text:span>9)<text:span text:style-name="T110"> </text:span><text:span text:style-name="T41"></text:span><text:span text:style-name="T110"> </text:span>(<text:span text:style-name="T68"></text:span>13)<text:span text:style-name="T110"> </text:span><text:span text:style-name="T41"></text:span><text:span text:style-name="T110"> </text:span>(<text:span text:style-name="T68"></text:span>7)<text:span text:style-name="T110"> </text:span><text:span text:style-name="T41"></text:span><text:span text:style-name="T110"> </text:span>(<text:span text:style-name="T68">−</text:span>11)</text:p>
      <text:p text:style-name="P98"><text:span text:style-name="_5f_Correction_20_surligné">D = </text:span><text:span text:style-name="_5f_Correction_20_surligné"><text:span text:style-name="T148">(</text:span></text:span><text:span text:style-name="_5f_Correction_20_surligné"><text:span text:style-name="T109">−</text:span></text:span><text:span text:style-name="_5f_Correction_20_surligné"><text:span text:style-name="T148">9) + (</text:span></text:span><text:span text:style-name="_5f_Correction_20_surligné"><text:span text:style-name="T109">−</text:span></text:span><text:span text:style-name="_5f_Correction_20_surligné"><text:span text:style-name="T148">11) + (+13 ) + (+7)</text:span></text:span></text:p>
      <text:p text:style-name="P98"><text:span text:style-name="_5f_Correction_20_surligné"><text:span text:style-name="T151">D = </text:span></text:span><text:span text:style-name="_5f_Correction_20_surligné"><text:span text:style-name="T152">(</text:span></text:span><text:span text:style-name="_5f_Correction_20_surligné"><text:span text:style-name="T153">−</text:span></text:span><text:span text:style-name="_5f_Correction_20_surligné"><text:span text:style-name="T152">20) + (+20) = 0</text:span></text:span></text:p>
      <text:p text:style-name="P73">E <text:span text:style-name="T98">=</text:span><text:span text:style-name="T110"> </text:span>(<text:span text:style-name="T68"></text:span><text:span text:style-name="T12">1,</text:span>9)<text:span text:style-name="T110"> </text:span><text:span text:style-name="T41"></text:span><text:span text:style-name="T110"> </text:span>(<text:span text:style-name="T68"></text:span>2,4)<text:span text:style-name="T110"> </text:span><text:span text:style-name="T41"></text:span><text:span text:style-name="T110"> </text:span>(<text:span text:style-name="T68">−</text:span>8,6)<text:span text:style-name="T110"> </text:span><text:span text:style-name="T41"></text:span><text:span text:style-name="T110"> </text:span>(<text:span text:style-name="T68"></text:span><text:span text:style-name="T12">12,7</text:span>)</text:p>
      <text:p text:style-name="P98"><text:span text:style-name="_5f_Correction_20_surligné">E = </text:span><text:span text:style-name="_5f_Correction_20_surligné"><text:span text:style-name="T148">(+1,9) + (+2,4) + (12,7) + (</text:span></text:span><text:span text:style-name="_5f_Correction_20_surligné"><text:span text:style-name="T109">−</text:span></text:span><text:span text:style-name="_5f_Correction_20_surligné"><text:span text:style-name="T148">8,6)</text:span></text:span></text:p>
      <text:p text:style-name="P98"><text:span text:style-name="_5f_Correction_20_surligné"><text:span text:style-name="T151">E = </text:span></text:span><text:span text:style-name="_5f_Correction_20_surligné"><text:span text:style-name="T152">(+4,3) + (+12,7) + (</text:span></text:span><text:span text:style-name="_5f_Correction_20_surligné"><text:span text:style-name="T153">−</text:span></text:span><text:span text:style-name="_5f_Correction_20_surligné"><text:span text:style-name="T152">8,6)</text:span></text:span></text:p>
      <text:p text:style-name="P98"><text:span text:style-name="_5f_Correction_20_surligné">E = </text:span><text:span text:style-name="_5f_Correction_20_surligné"><text:span text:style-name="T148">(+17) + (</text:span></text:span><text:span text:style-name="_5f_Correction_20_surligné"><text:span text:style-name="T109">−</text:span></text:span><text:span text:style-name="_5f_Correction_20_surligné"><text:span text:style-name="T148">8,6) = +8,4</text:span></text:span></text:p>
      <text:p text:style-name="P73"><text:span text:style-name="T106">F </text:span><text:span text:style-name="T99">=</text:span><text:span text:style-name="T106"> (</text:span><text:span text:style-name="T69"></text:span><text:span text:style-name="T106">8,92) </text:span><text:span text:style-name="T42"></text:span><text:span text:style-name="T106"> (</text:span><text:span text:style-name="T69"></text:span><text:span text:style-name="T106">12)</text:span> <text:span text:style-name="T41"></text:span><text:span text:style-name="T106"> (</text:span><text:span text:style-name="T69">−</text:span><text:span text:style-name="T13">8,92</text:span><text:span text:style-name="T106">) </text:span><text:span text:style-name="T42"></text:span><text:span text:style-name="T110"> </text:span><text:span text:style-name="T106">(</text:span><text:span text:style-name="T69">−</text:span><text:span text:style-name="T13">22</text:span><text:span text:style-name="T106">)</text:span></text:p>
      <text:p text:style-name="P98"><text:span text:style-name="_5f_Correction_20_surligné">F = </text:span><text:span text:style-name="_5f_Correction_20_surligné"><text:span text:style-name="T148">(+20,92) + (</text:span></text:span><text:span text:style-name="_5f_Correction_20_surligné"><text:span text:style-name="T109">−</text:span></text:span><text:span text:style-name="_5f_Correction_20_surligné"><text:span text:style-name="T148">30,92)</text:span></text:span></text:p>
      <text:p text:style-name="P98"><text:span text:style-name="_5f_Correction_20_surligné">F = </text:span><text:span text:style-name="_5f_Correction_20_surligné"><text:span text:style-name="T109">−</text:span></text:span><text:span text:style-name="_5f_Correction_20_surligné"><text:span text:style-name="T148">10</text:span></text:span></text:p>
      <text:p text:style-name="P96"/>
      <text:list xml:id="list130247515725632" text:continue-numbering="true" text:style-name="Num_5f_Exo">
        <text:list-item>
          <text:h text:style-name="Exo_5f_Num" text:outline-level="1"> Effectue les calculs suivants.<text:span text:style-name="T148">)</text:span></text:h>
        </text:list-item>
      </text:list>
      <text:p text:style-name="P73"><text:span text:style-name="T13">A<text:tab/></text:span><text:span text:style-name="T102">=</text:span><text:span text:style-name="T13"> (</text:span><text:span text:style-name="T73"></text:span><text:span text:style-name="T13">12) </text:span><text:span text:style-name="T43"></text:span><text:span text:style-name="T13"> (</text:span><text:span text:style-name="T73">−</text:span><text:span text:style-name="T13">11) </text:span><text:span text:style-name="T43"></text:span><text:span text:style-name="T13"> (</text:span><text:span text:style-name="T73"></text:span><text:span text:style-name="T13">25) </text:span><text:span text:style-name="T43"></text:span><text:span text:style-name="T13"> (</text:span><text:span text:style-name="T73">−</text:span><text:span text:style-name="T13">17)</text:span></text:p>
      <text:p text:style-name="P77"><text:span text:style-name="_5f_Correction_20_surligné">A<text:tab/>= </text:span><text:span text:style-name="_5f_Correction_20_surligné"><text:span text:style-name="T148">(+12) + (+25) + (</text:span></text:span><text:span text:style-name="_5f_Correction_20_surligné"><text:span text:style-name="T107">−</text:span></text:span><text:span text:style-name="_5f_Correction_20_surligné"><text:span text:style-name="T148">11) + (</text:span></text:span><text:span text:style-name="_5f_Correction_20_surligné"><text:span text:style-name="T107">−</text:span></text:span><text:span text:style-name="_5f_Correction_20_surligné"><text:span text:style-name="T148">17)</text:span></text:span></text:p>
      <text:p text:style-name="P77"><text:span text:style-name="_5f_Correction_20_surligné">A<text:tab/>= </text:span><text:span text:style-name="_5f_Correction_20_surligné"><text:span text:style-name="T148">(+37) + (</text:span></text:span><text:span text:style-name="_5f_Correction_20_surligné"><text:span text:style-name="T107">−</text:span></text:span><text:span text:style-name="_5f_Correction_20_surligné"><text:span text:style-name="T148">28)</text:span></text:span></text:p>
      <text:p text:style-name="P73"><text:span text:style-name="_5f_Correction_20_surligné">A<text:tab/>= </text:span><text:span text:style-name="_5f_Correction_20_surligné"><text:span text:style-name="T148">+9</text:span></text:span></text:p>
      <text:p text:style-name="P73">B<text:tab/><text:span text:style-name="T98">=</text:span> (<text:span text:style-name="T78">−</text:span>2,1) <text:span text:style-name="T41"></text:span> (<text:span text:style-name="T78">−</text:span>9) <text:span text:style-name="T41"></text:span> (<text:span text:style-name="T78"></text:span>6,4) <text:span text:style-name="T41"></text:span> (<text:span text:style-name="T78">−</text:span>8,3)</text:p>
      <text:p text:style-name="P77"><text:span text:style-name="_5f_Correction_5f_surligné">B<text:tab/>= </text:span><text:span text:style-name="_5f_Correction_5f_surligné"><text:span text:style-name="T148">(</text:span></text:span><text:span text:style-name="_5f_Correction_5f_surligné"><text:span text:style-name="T164">−</text:span></text:span><text:span text:style-name="_5f_Correction_5f_surligné"><text:span text:style-name="T148">2,1) + (</text:span></text:span><text:span text:style-name="_5f_Correction_5f_surligné"><text:span text:style-name="T164">−</text:span></text:span><text:span text:style-name="_5f_Correction_5f_surligné"><text:span text:style-name="T148">9) + (</text:span></text:span><text:span text:style-name="_5f_Correction_5f_surligné"><text:span text:style-name="T164">−</text:span></text:span><text:span text:style-name="_5f_Correction_5f_surligné"><text:span text:style-name="T148">8,3) + (+6,4)</text:span></text:span></text:p>
      <text:p text:style-name="P77"><text:span text:style-name="_5f_Correction_5f_surligné"><text:span text:style-name="T21">B<text:tab/>= </text:span></text:span><text:span text:style-name="_5f_Correction_5f_surligné"><text:span text:style-name="T30">(</text:span></text:span><text:span text:style-name="_5f_Correction_5f_surligné"><text:span text:style-name="T37">−</text:span></text:span><text:span text:style-name="_5f_Correction_5f_surligné"><text:span text:style-name="T30">19,4) + (+6,4)</text:span></text:span></text:p>
      <text:p text:style-name="P77"><text:span text:style-name="_5f_Correction_5f_surligné">B<text:tab/>=</text:span><text:span text:style-name="_5f_Correction_5f_surligné"><text:span text:style-name="T53"> </text:span></text:span><text:span text:style-name="_5f_Correction_5f_surligné"><text:span text:style-name="T63">−</text:span></text:span><text:span text:style-name="_5f_Correction_5f_surligné"><text:span text:style-name="T64">3</text:span></text:span></text:p>
      <text:p text:style-name="P74">C<text:tab/><text:span text:style-name="T98">=</text:span> (<text:span text:style-name="T78"></text:span>14) <text:span text:style-name="T41"></text:span> (<text:span text:style-name="T78">−</text:span>7) <text:span text:style-name="T41"></text:span> (<text:span text:style-name="T78"></text:span>2) <text:span text:style-name="T41"></text:span> (<text:span text:style-name="T78">−</text:span>3,75) <text:span text:style-name="T41"></text:span> (<text:span text:style-name="T78">−</text:span>5,25)</text:p>
      <text:p text:style-name="P77"><text:span text:style-name="_5f_Correction_20_surligné"><text:span text:style-name="T132">C</text:span></text:span><text:span text:style-name="_5f_Correction_20_surligné"><text:tab/>= </text:span><text:span text:style-name="_5f_Correction_20_surligné"><text:span text:style-name="T148">(+14) + (+2) + (</text:span></text:span><text:span text:style-name="_5f_Correction_20_surligné"><text:span text:style-name="T107">−</text:span></text:span><text:span text:style-name="_5f_Correction_20_surligné"><text:span text:style-name="T148">7) + (</text:span></text:span><text:span text:style-name="_5f_Correction_20_surligné"><text:span text:style-name="T107">−</text:span></text:span><text:span text:style-name="_5f_Correction_20_surligné"><text:span text:style-name="T148">3,75) + (</text:span></text:span><text:span text:style-name="_5f_Correction_20_surligné"><text:span text:style-name="T108">−</text:span></text:span><text:span text:style-name="_5f_Correction_20_surligné"><text:span text:style-name="T148">5,25)</text:span></text:span></text:p>
      <text:p text:style-name="P77"><text:span text:style-name="_5f_Correction_20_surligné"><text:span text:style-name="T132">C</text:span></text:span><text:span text:style-name="_5f_Correction_20_surligné"><text:tab/>= </text:span><text:span text:style-name="_5f_Correction_20_surligné"><text:span text:style-name="T148">(+16) + (</text:span></text:span><text:span text:style-name="_5f_Correction_20_surligné"><text:span text:style-name="T107">−</text:span></text:span><text:span text:style-name="_5f_Correction_20_surligné"><text:span text:style-name="T148">16)</text:span></text:span></text:p>
      <text:p text:style-name="P73"><text:span text:style-name="_5f_Correction_20_surligné">C<text:tab/>= </text:span><text:span text:style-name="_5f_Correction_20_surligné"><text:span text:style-name="T148">0</text:span></text:span></text:p>
      <text:p text:style-name="P74"><text:span text:style-name="T6">D</text:span><text:span text:style-name="T98"><text:tab/>=</text:span> (<text:span text:style-name="T78">−</text:span>31) <text:span text:style-name="T41"></text:span> (<text:span text:style-name="T78"></text:span>13) <text:span text:style-name="T41"></text:span> (<text:span text:style-name="T78"></text:span>8) <text:span text:style-name="T41"></text:span> (<text:span text:style-name="T78">−</text:span>19) <text:span text:style-name="T41"></text:span> (<text:span text:style-name="T78">−</text:span>17) <text:span text:style-name="T41"></text:span> (<text:span text:style-name="T78"></text:span>59)</text:p>
      <text:p text:style-name="P77"><text:span text:style-name="_5f_Correction_20_surligné"><text:span text:style-name="T159">D<text:tab/></text:span></text:span><text:span text:style-name="_5f_Correction_20_surligné"><text:span text:style-name="T158">= </text:span></text:span><text:span text:style-name="_5f_Correction_20_surligné"><text:span text:style-name="T160">(</text:span></text:span><text:span text:style-name="_5f_Correction_20_surligné"><text:span text:style-name="T161">−</text:span></text:span><text:span text:style-name="_5f_Correction_20_surligné"><text:span text:style-name="T160">31) + (</text:span></text:span><text:span text:style-name="_5f_Correction_20_surligné"><text:span text:style-name="T161">−</text:span></text:span><text:span text:style-name="_5f_Correction_20_surligné"><text:span text:style-name="T160">19) + (</text:span></text:span><text:span text:style-name="_5f_Correction_20_surligné"><text:span text:style-name="T161">−</text:span></text:span><text:span text:style-name="_5f_Correction_20_surligné"><text:span text:style-name="T160">17) + (+13) + (+8) + (+59)</text:span></text:span></text:p>
      <text:p text:style-name="P77"><text:span text:style-name="_5f_Correction_20_surligné"><text:span text:style-name="T132">D</text:span></text:span><text:span text:style-name="_5f_Correction_20_surligné"><text:tab/>= </text:span><text:span text:style-name="_5f_Correction_20_surligné"><text:span text:style-name="T148">(</text:span></text:span><text:span text:style-name="_5f_Correction_20_surligné"><text:span text:style-name="T107">−</text:span></text:span><text:span text:style-name="_5f_Correction_20_surligné"><text:span text:style-name="T148">67) + (+80)</text:span></text:span></text:p>
      <text:p text:style-name="P73"><text:span text:style-name="_5f_Correction_20_surligné"><text:span text:style-name="T143">D<text:tab/>= </text:span></text:span><text:span text:style-name="_5f_Correction_20_surligné"><text:span text:style-name="T144">+13</text:span></text:span></text:p>
      <text:list xml:id="list130247935750414" text:continue-numbering="true" text:style-name="Num_5f_Exo">
        <text:list-item>
          <text:h text:style-name="P85" text:outline-level="1"><text:span text:style-name="T13"> </text:span><text:span text:style-name="T17">En regroupant </text:span><text:span text:style-name="T59">astucieusement</text:span><text:span text:style-name="T17"> les termes, calcule le plus simplement possible chaque somme.</text:span></text:h>
        </text:list-item>
      </text:list>
      <text:p text:style-name="P73">A<text:tab/><text:span text:style-name="T98">=</text:span> (<text:span text:style-name="T78"></text:span>7) <text:span text:style-name="T41"></text:span> (<text:span text:style-name="T78">−</text:span>13) <text:span text:style-name="T41"></text:span> (<text:span text:style-name="T78">−</text:span>4) <text:span text:style-name="T41"></text:span> (<text:span text:style-name="T78"></text:span>13)</text:p>
      <text:p text:style-name="P77"><text:span text:style-name="_5f_Correction_5f_surligné">A<text:tab/>= </text:span><text:span text:style-name="_5f_Correction_5f_surligné"><text:span text:style-name="T148">(</text:span></text:span><text:span text:style-name="_5f_Correction_5f_surligné"><text:span text:style-name="T164">−</text:span></text:span><text:span text:style-name="_5f_Correction_5f_surligné"><text:span text:style-name="T148">13) + (+13) + (+7) + (</text:span></text:span><text:span text:style-name="_5f_Correction_5f_surligné"><text:span text:style-name="T164">−</text:span></text:span><text:span text:style-name="_5f_Correction_5f_surligné"><text:span text:style-name="T148">4)</text:span></text:span></text:p>
      <text:p text:style-name="P77"><text:span text:style-name="_5f_Correction_5f_surligné">A<text:tab/>= </text:span><text:span text:style-name="_5f_Correction_5f_surligné"><text:span text:style-name="T148">0 + (+7) + (</text:span></text:span><text:span text:style-name="_5f_Correction_5f_surligné"><text:span text:style-name="T38">−</text:span></text:span><text:span text:style-name="_5f_Correction_5f_surligné"><text:span text:style-name="T148">4)</text:span></text:span></text:p>
      <text:p text:style-name="P73"><text:span text:style-name="_5f_Correction_5f_surligné">A<text:tab/>= </text:span><text:span text:style-name="_5f_Correction_5f_surligné"><text:span text:style-name="T148">+3</text:span></text:span></text:p>
      <text:p text:style-name="P73"><text:span text:style-name="_5f_Correction_5f_surligné"/></text:p>
      <text:p text:style-name="P73">B<text:tab/><text:span text:style-name="T98">=</text:span> (<text:span text:style-name="T78"></text:span>13,5) <text:span text:style-name="T41"></text:span> (<text:span text:style-name="T78">−</text:span>8,1) <text:span text:style-name="T41"></text:span> (<text:span text:style-name="T78">−</text:span>6,9) <text:span text:style-name="T41"></text:span> (<text:span text:style-name="T78">−</text:span>5,5)</text:p>
      <text:p text:style-name="P77"><text:span text:style-name="_5f_Correction_20_surligné">B<text:tab/>= </text:span><text:span text:style-name="_5f_Correction_20_surligné"><text:span text:style-name="T148">(+13,5) </text:span></text:span><text:span text:style-name="_5f_Correction_20_surligné"><text:span text:style-name="T149">+ (</text:span></text:span><text:span text:style-name="_5f_Correction_20_surligné"><text:span text:style-name="T109">−</text:span></text:span><text:span text:style-name="_5f_Correction_20_surligné"><text:span text:style-name="T149">5,5) + (</text:span></text:span><text:span text:style-name="_5f_Correction_20_surligné"><text:span text:style-name="T109">−</text:span></text:span><text:span text:style-name="_5f_Correction_20_surligné"><text:span text:style-name="T149">8,1) + (</text:span></text:span><text:span text:style-name="_5f_Correction_20_surligné"><text:span text:style-name="T109">−</text:span></text:span><text:span text:style-name="_5f_Correction_20_surligné"><text:span text:style-name="T149">6,9)</text:span></text:span></text:p>
      <text:p text:style-name="P77"><text:span text:style-name="_5f_Correction_20_surligné">B<text:tab/>= </text:span><text:span text:style-name="_5f_Correction_20_surligné"><text:span text:style-name="T149">(+8) + (</text:span></text:span><text:span text:style-name="_5f_Correction_20_surligné"><text:span text:style-name="T109">−</text:span></text:span><text:span text:style-name="_5f_Correction_20_surligné"><text:span text:style-name="T149">15)</text:span></text:span></text:p>
      <text:p text:style-name="P77"><text:span text:style-name="_5f_Correction_20_surligné">B<text:tab/>= </text:span><text:span text:style-name="_5f_Correction_20_surligné"><text:span text:style-name="T106">−</text:span></text:span><text:span text:style-name="_5f_Correction_20_surligné"><text:span text:style-name="T149">7</text:span></text:span></text:p>
      <text:p text:style-name="P97"/>
      <text:p text:style-name="P75">C<text:tab/><text:span text:style-name="T98">=</text:span> <text:span text:style-name="T146">(</text:span><text:span text:style-name="T79">−</text:span><text:span text:style-name="T146">71)</text:span><text:span text:style-name="T19"> </text:span><text:span text:style-name="T44"></text:span><text:span text:style-name="T19"> </text:span><text:span text:style-name="T146">(</text:span><text:span text:style-name="T79"></text:span><text:span text:style-name="T146">2 </text:span><text:span text:style-name="T147">02</text:span><text:span text:style-name="T146">3)</text:span><text:span text:style-name="T19"> </text:span><text:span text:style-name="T44"></text:span><text:span text:style-name="T19"> </text:span><text:span text:style-name="T146">(</text:span><text:span text:style-name="T79">−</text:span><text:span text:style-name="T146">100)</text:span><text:span text:style-name="T19"> </text:span><text:span text:style-name="T44"></text:span><text:span text:style-name="T19"> </text:span><text:span text:style-name="T146">0</text:span><text:span text:style-name="T19"> </text:span><text:span text:style-name="T44"></text:span><text:span text:style-name="T19"> </text:span><text:span text:style-name="T146">(</text:span><text:span text:style-name="T79">−</text:span><text:span text:style-name="T146">23)</text:span><text:span text:style-name="T19"> </text:span><text:span text:style-name="T44"></text:span><text:span text:style-name="T19"> </text:span><text:span text:style-name="T146">(</text:span><text:span text:style-name="T79"></text:span><text:span text:style-name="T146">71)</text:span></text:p>
      <text:p text:style-name="P98">C<text:tab/><text:span text:style-name="T98">=</text:span> <text:span text:style-name="_5f_Correction_20_souligner"><text:span text:style-name="T141">(</text:span></text:span><text:span text:style-name="_5f_Correction_20_surligné"><text:span text:style-name="T165">−</text:span></text:span><text:span text:style-name="_5f_Correction_20_souligner"><text:span text:style-name="T141">71) + (+ 71)</text:span></text:span><text:span text:style-name="_5f_Correction_20_surligné"><text:span text:style-name="T141"> + </text:span></text:span><text:span text:style-name="_5f_Correction_20_souligner"><text:span text:style-name="T141">(+ 2 023) + (</text:span></text:span><text:span text:style-name="_5f_Correction_20_surligné"><text:span text:style-name="T165">−</text:span></text:span><text:span text:style-name="_5f_Correction_20_souligner"><text:span text:style-name="T141"> 23)</text:span></text:span><text:span text:style-name="_5f_Correction_20_surligné"><text:span text:style-name="T141"> + (</text:span></text:span><text:span text:style-name="_5f_Correction_20_surligné"><text:span text:style-name="T142">−</text:span></text:span><text:span text:style-name="_5f_Correction_20_surligné"><text:span text:style-name="T141">100)</text:span></text:span></text:p>
      <text:p text:style-name="P98">C<text:tab/><text:span text:style-name="T98">=</text:span><text:span text:style-name="T39"> </text:span><text:span text:style-name="_5f_Correction_20_surligné"><text:span text:style-name="T31">(+2 000) + (</text:span></text:span><text:span text:style-name="_5f_Correction_20_surligné"><text:span text:style-name="T142">−</text:span></text:span><text:span text:style-name="_5f_Correction_20_surligné"><text:span text:style-name="T31">100)</text:span></text:span></text:p>
      <text:p text:style-name="P76"><text:span text:style-name="T18">C<text:tab/></text:span><text:span text:style-name="T100">=</text:span><text:span text:style-name="T18"> </text:span><text:span text:style-name="_5f_Correction_20_surligné"><text:span text:style-name="T61">+1 900 </text:span></text:span></text:p>
      <text:p text:style-name="P97"/>
      <text:list xml:id="list130247693547298" text:continue-numbering="true" text:style-name="Num_5f_Exo">
        <text:list-item>
          <text:h text:style-name="Exo_5f_Num" text:outline-level="1"><text:soft-page-break/> <text:span text:style-name="T138">Dans chaque cas, transforme l’expression en suite d’additions.</text:span></text:h>
        </text:list-item>
      </text:list>
      <text:p text:style-name="P71">A<text:tab/><text:span text:style-name="T98">=</text:span> (<text:span text:style-name="T68">−</text:span>7) <text:span text:style-name="T41"></text:span> (<text:span text:style-name="T68"></text:span>1) <text:span text:style-name="T41">−</text:span> (<text:span text:style-name="T68">−</text:span>10)</text:p>
      <text:p text:style-name="P100">A<text:tab/><text:span text:style-name="T98">=</text:span> <text:span text:style-name="_5f_Correction_20_surligné"><text:span text:style-name="T31">(</text:span></text:span><text:span text:style-name="_5f_Correction_20_surligné"><text:span text:style-name="T142">−</text:span></text:span><text:span text:style-name="_5f_Correction_20_surligné"><text:span text:style-name="T31">7) + (+ 1) + (+ 10)</text:span></text:span></text:p>
      <text:p text:style-name="P71">B<text:tab/><text:span text:style-name="T98">=</text:span> (<text:span text:style-name="T68"></text:span>9) <text:span text:style-name="T41">−</text:span> (<text:span text:style-name="T68">−</text:span>9) <text:span text:style-name="T41">−</text:span> (<text:span text:style-name="T68"></text:span>20)</text:p>
      <text:p text:style-name="P100">B<text:tab/><text:span text:style-name="T98">=</text:span> <text:span text:style-name="_5f_Correction_20_surligné"><text:span text:style-name="T150">(+ 9) + (+ 9) + (</text:span></text:span><text:span text:style-name="_5f_Correction_20_surligné"><text:span text:style-name="T153">−</text:span></text:span><text:span text:style-name="_5f_Correction_20_surligné"><text:span text:style-name="T150">20)</text:span></text:span></text:p>
      <text:p text:style-name="P71">C<text:tab/><text:span text:style-name="T98">=</text:span> (<text:span text:style-name="T68"></text:span>10) <text:span text:style-name="T41"></text:span> (<text:span text:style-name="T68">−</text:span>8) <text:span text:style-name="T41">−</text:span> (<text:span text:style-name="T68">−</text:span>3) <text:span text:style-name="T41"></text:span> (<text:span text:style-name="T68"></text:span>4) <text:span text:style-name="T41">−</text:span> (<text:span text:style-name="T68"></text:span>2)</text:p>
      <text:p text:style-name="P100">C<text:tab/><text:span text:style-name="T98">=</text:span> <text:span text:style-name="T32"><text:s/></text:span><text:span text:style-name="_5f_Correction_20_surligné"><text:span text:style-name="T150">(+ 10) + (</text:span></text:span><text:span text:style-name="_5f_Correction_20_surligné"><text:span text:style-name="T153">−</text:span></text:span><text:span text:style-name="_5f_Correction_20_surligné"><text:span text:style-name="T150">8) + (+ 3) + (+ 4) + (</text:span></text:span><text:span text:style-name="_5f_Correction_20_surligné"><text:span text:style-name="T153">−</text:span></text:span><text:span text:style-name="_5f_Correction_20_surligné"><text:span text:style-name="T150">2)</text:span></text:span></text:p>
      <text:p text:style-name="P71">D<text:tab/><text:span text:style-name="T98">=</text:span> (<text:span text:style-name="T68">−</text:span>108) <text:span text:style-name="T41">−</text:span> (<text:span text:style-name="T68"></text:span>97) <text:span text:style-name="T41"></text:span> (<text:span text:style-name="T68">−</text:span>31) <text:span text:style-name="_5f_opensymbol"><text:span text:style-name="T113">─</text:span></text:span> (<text:span text:style-name="T68">−</text:span>129) <text:span text:style-name="T41">−</text:span> (<text:span text:style-name="T68"></text:span>61)</text:p>
      <text:p text:style-name="P100">D<text:tab/><text:span text:style-name="T98">=</text:span> <text:span text:style-name="_5f_Correction_20_surligné"><text:span text:style-name="T150">(</text:span></text:span><text:span text:style-name="_5f_Correction_20_surligné"><text:span text:style-name="T153">−</text:span></text:span><text:span text:style-name="_5f_Correction_20_surligné"><text:span text:style-name="T150">108) + (</text:span></text:span><text:span text:style-name="_5f_Correction_20_surligné"><text:span text:style-name="T153">−</text:span></text:span><text:span text:style-name="_5f_Correction_20_surligné"><text:span text:style-name="T150">97) + (</text:span></text:span><text:span text:style-name="_5f_Correction_20_surligné"><text:span text:style-name="T153">−</text:span></text:span><text:span text:style-name="_5f_Correction_20_surligné"><text:span text:style-name="T150">31) + (+ 129) + (</text:span></text:span><text:span text:style-name="_5f_Correction_20_surligné"><text:span text:style-name="T153">−</text:span></text:span><text:span text:style-name="_5f_Correction_20_surligné"><text:span text:style-name="T150">61)</text:span></text:span></text:p>
      <text:list xml:id="list130247871593431" text:continue-numbering="true" text:style-name="Num_5f_Exo">
        <text:list-item>
          <text:h text:style-name="P86" text:outline-level="1"> <text:span text:style-name="T60">Dans</text:span> chaque cas, transforme la (ou les) soustraction(s) en addition(s) puis effectue les calculs en regroupant les termes de même signe.</text:h>
        </text:list-item>
      </text:list>
      <text:p text:style-name="P28"><text:span text:style-name="T132">A<text:tab/></text:span><text:span text:style-name="T104">=</text:span><text:span text:style-name="T132"> </text:span>(<text:span text:style-name="T78">−</text:span>3) <text:span text:style-name="T41"></text:span> (<text:span text:style-name="T78"></text:span>6) <text:span text:style-name="T41">−</text:span> (<text:span text:style-name="T78">−</text:span>8)</text:p>
      <text:p text:style-name="P31"><text:span text:style-name="T114">A<text:tab/></text:span><text:span text:style-name="T118">=</text:span><text:span text:style-name="T114"> </text:span><text:span text:style-name="T115">(</text:span><text:span text:style-name="T120">−</text:span><text:span text:style-name="T115">3) </text:span><text:span text:style-name="T120"></text:span><text:span text:style-name="T115"> (</text:span><text:span text:style-name="T120"></text:span><text:span text:style-name="T115">6) </text:span><text:span text:style-name="T120"></text:span><text:span text:style-name="T115"> (</text:span><text:span text:style-name="_5f_Correction_20_surligné"><text:span text:style-name="T131">+8</text:span></text:span><text:span text:style-name="T115">)</text:span></text:p>
      <text:p text:style-name="P25"><text:span text:style-name="T115">A </text:span><text:span text:style-name="T119">=</text:span><text:span text:style-name="T115"> (</text:span><text:span text:style-name="_5f_Correction_20_surligné"><text:span text:style-name="T116">+</text:span></text:span><text:span text:style-name="_5f_Correction_20_surligné"><text:span text:style-name="T117">14</text:span></text:span><text:span text:style-name="T115">) </text:span><text:span text:style-name="T120"></text:span><text:span text:style-name="T111"> (</text:span><text:span text:style-name="T45">−</text:span><text:span text:style-name="T111">3)</text:span></text:p>
      <text:p text:style-name="P29"><text:span text:style-name="T114">A </text:span><text:span text:style-name="T105">=</text:span><text:span text:style-name="T114"> (</text:span><text:span text:style-name="_5f_Correction_20_surligné"><text:span text:style-name="T28">+11</text:span></text:span><text:span text:style-name="T114">)</text:span></text:p>
      <text:p text:style-name="P30">B<text:tab/><text:span text:style-name="T98">=</text:span> (<text:span text:style-name="T68"></text:span>2) <text:span text:style-name="T41">−</text:span> (<text:span text:style-name="T68"></text:span>3) <text:span text:style-name="T41">−</text:span> (<text:span text:style-name="T68"></text:span>4)</text:p>
      <text:p text:style-name="P78">B <text:span text:style-name="T98">=</text:span> (<text:span text:style-name="T41"></text:span>2) <text:span text:style-name="T39">.</text:span><text:span text:style-name="_5f_Correction_20_surligné"><text:span text:style-name="T26">+ (</text:span></text:span><text:span text:style-name="_5f_Correction_20_surligné"><text:span text:style-name="T156">−</text:span></text:span><text:span text:style-name="_5f_Correction_20_surligné"><text:span text:style-name="T26">3</text:span></text:span><text:span text:style-name="_5f_Correction_20_surligné"><text:span text:style-name="T27"> </text:span></text:span><text:span text:style-name="_5f_Correction_20_surligné"><text:span text:style-name="T26">) + (</text:span></text:span><text:span text:style-name="_5f_Correction_20_surligné"><text:span text:style-name="T156">−</text:span></text:span><text:span text:style-name="_5f_Correction_20_surligné"><text:span text:style-name="T27">4</text:span></text:span><text:span text:style-name="_5f_Correction_20_surligné"><text:span text:style-name="T26">)</text:span></text:span></text:p>
      <text:p text:style-name="P26">B <text:span text:style-name="T98">=</text:span> (<text:span text:style-name="T41"></text:span><text:span text:style-name="_5f_Correction_20_surligné"><text:span text:style-name="T21">2</text:span></text:span>) <text:span text:style-name="T41"></text:span> (<text:span text:style-name="T41">−</text:span><text:span text:style-name="_5f_Correction_20_surligné"><text:span text:style-name="T33">7</text:span></text:span>)</text:p>
      <text:p text:style-name="P78"><text:span text:style-name="T16">B </text:span><text:span text:style-name="T103">=</text:span><text:span text:style-name="T16"> (</text:span><text:span text:style-name="_5f_Correction_20_surligné"><text:span text:style-name="T156">−</text:span></text:span><text:span text:style-name="_5f_Correction_20_surligné"><text:span text:style-name="T34">5</text:span></text:span><text:span text:style-name="T16">)</text:span></text:p>
      <text:p text:style-name="P30">C<text:tab/><text:span text:style-name="T98">=</text:span> (<text:span text:style-name="T68">−</text:span>5) <text:span text:style-name="T41">−</text:span> (<text:span text:style-name="T68"></text:span>3) <text:span text:style-name="T41">−</text:span> (<text:span text:style-name="T68">−</text:span>4) <text:span text:style-name="T41"></text:span> (<text:span text:style-name="T68">−</text:span>10)</text:p>
      <text:p text:style-name="P79"><text:span text:style-name="T112">C </text:span><text:span text:style-name="T101">=</text:span><text:span text:style-name="_5f_Correction_20_surligné"><text:span text:style-name="T8">(</text:span></text:span><text:span text:style-name="_5f_Correction_20_surligné"><text:span text:style-name="T166">−</text:span></text:span><text:span text:style-name="_5f_Correction_20_surligné"><text:span text:style-name="T9">5</text:span></text:span><text:span text:style-name="_5f_Correction_20_surligné"><text:span text:style-name="T8">) + (</text:span></text:span><text:span text:style-name="_5f_Correction_20_surligné"><text:span text:style-name="T166">−</text:span></text:span><text:span text:style-name="_5f_Correction_20_surligné"><text:span text:style-name="T9">3</text:span></text:span><text:span text:style-name="_5f_Correction_20_surligné"><text:span text:style-name="T8">) + (</text:span></text:span><text:span text:style-name="_5f_Correction_20_surligné"><text:span text:style-name="T9">+ 4</text:span></text:span><text:span text:style-name="_5f_Correction_20_surligné"><text:span text:style-name="T8">) + (</text:span></text:span><text:span text:style-name="_5f_Correction_20_surligné"><text:span text:style-name="T166">−</text:span></text:span><text:span text:style-name="_5f_Correction_20_surligné"><text:span text:style-name="T8">10)</text:span></text:span></text:p>
      <text:p text:style-name="P78">C <text:span text:style-name="T98">=</text:span> <text:span text:style-name="_5f_Correction_20_surligné"><text:span text:style-name="T154">(</text:span></text:span><text:span text:style-name="_5f_Correction_20_surligné"><text:span text:style-name="T155">+ 4</text:span></text:span><text:span text:style-name="_5f_Correction_20_surligné"><text:span text:style-name="T154">) + (</text:span></text:span><text:span text:style-name="_5f_Correction_20_surligné"><text:span text:style-name="T156">−</text:span></text:span><text:span text:style-name="_5f_Correction_20_surligné">18)</text:span></text:p>
      <text:p text:style-name="P78"><text:span text:style-name="_5f_Consigne"><text:span text:style-name="T56">C </text:span></text:span><text:span text:style-name="_5f_Consigne"><text:span text:style-name="T62">=</text:span></text:span><text:span text:style-name="_5f_Consigne"><text:span text:style-name="T40"> .</text:span></text:span><text:span text:style-name="_5f_Correction_20_surligné"><text:span text:style-name="T35">(</text:span></text:span><text:span text:style-name="_5f_Correction_20_surligné"><text:span text:style-name="T156">−</text:span></text:span><text:span text:style-name="_5f_Correction_20_surligné"><text:span text:style-name="T35">14)</text:span></text:span></text:p>
      <text:p text:style-name="P27"><text:span text:style-name="_5f_Correction_20_surligné"><text:span text:style-name="T35"/></text:span></text:p>
      <text:list xml:id="list130246728971405" text:continue-numbering="true" text:style-name="Num_5f_Exo">
        <text:list-item>
          <text:h text:style-name="P105" text:outline-level="1"><text:span text:style-name="Bold_5f_niv1"><text:span text:style-name="T139"> </text:span></text:span><text:span text:style-name="Bold_5f_niv1">Pyramides de nombres</text:span></text:h>
        </text:list-item>
      </text:list>
      <text:list xml:id="list2987444444" text:style-name="_5f_Numérotation_20_des_20_exercices_20_livrets">
        <text:list-header>
          <text:p text:style-name="P95">Complète, sachant que chaque nombre est la somme des nombres se trouvant dans les deux cases juste en dessous.</text:p>
        </text:list-header>
      </text:list>
      <table:table table:name="Tableau1" table:style-name="Tableau1">
        <table:table-column table:style-name="Tableau1.A"/>
        <table:table-column table:style-name="Tableau1.B" table:number-columns-repeated="7"/>
        <table:table-column table:style-name="Tableau1.I"/>
        <table:table-column table:style-name="Tableau1.J"/>
        <table:table-column table:style-name="Tableau1.B" table:number-columns-repeated="7"/>
        <table:table-column table:style-name="Tableau1.R"/>
        <table:table-header-rows>
          <table:table-row table:style-name="Tableau1.1"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  <table:table-cell table:style-name="Tableau1.D1" table:number-columns-spanned="2" office:value-type="string">
              <text:p text:style-name="P68"><text:span text:style-name="_5f_Correction_20_surligné"><text:span text:style-name="T157">– 12,2</text:span></text:span></text:p>
            </table:table-cell>
            <table:covered-table-cell/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  <table:table-cell table:style-name="Tableau1.A1" table:number-columns-spanned="2" office:value-type="string">
              <text:p text:style-name="P60"/>
            </table:table-cell>
            <table:covered-table-cell/>
            <table:table-cell table:style-name="Tableau1.A1" table:number-columns-spanned="2" office:value-type="string">
              <text:p text:style-name="P60"/>
            </table:table-cell>
            <table:covered-table-cell/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  <table:table-cell table:style-name="Tableau1.D1" table:number-columns-spanned="2" office:value-type="string">
              <text:p text:style-name="P68"><text:span text:style-name="_5f_Correction_20_surligné"><text:span text:style-name="T157">10,1</text:span></text:span></text:p>
            </table:table-cell>
            <table:covered-table-cell/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  <table:table-cell table:style-name="Tableau1.A1" office:value-type="string">
              <text:p text:style-name="P60"/>
            </table:table-cell>
          </table:table-row>
        </table:table-header-rows>
        <table:table-row table:style-name="Tableau1.1"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C2" table:number-columns-spanned="2" office:value-type="string">
            <text:p text:style-name="P68"><text:span text:style-name="_5f_Correction_20_surligné"><text:span text:style-name="T157">– 0,1</text:span></text:span></text:p>
          </table:table-cell>
          <table:covered-table-cell/>
          <table:table-cell table:style-name="Tableau1.D1" table:number-columns-spanned="2" office:value-type="string">
            <text:p text:style-name="P68"><text:span text:style-name="_5f_Correction_20_surligné"><text:span text:style-name="T157">– 12,1</text:span></text:span></text:p>
          </table:table-cell>
          <table:covered-table-cell/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C2" table:number-columns-spanned="2" office:value-type="string">
            <text:p text:style-name="P56"><text:span text:style-name="_5f_Correction_20_surligné"><text:span text:style-name="T157">10,2</text:span></text:span></text:p>
          </table:table-cell>
          <table:covered-table-cell/>
          <table:table-cell table:style-name="Tableau1.D1" table:number-columns-spanned="2" office:value-type="string">
            <text:p text:style-name="P68"><text:span text:style-name="_5f_Correction_20_surligné"><text:span text:style-name="T157">–0,1</text:span></text:span></text:p>
          </table:table-cell>
          <table:covered-table-cell/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</table:table-row>
        <table:table-row table:style-name="Tableau1.1">
          <table:table-cell table:style-name="Tableau1.A1" office:value-type="string">
            <text:p text:style-name="P50"/>
          </table:table-cell>
          <table:table-cell table:style-name="Tableau1.C2" table:number-columns-spanned="2" office:value-type="string">
            <text:p text:style-name="P68"><text:span text:style-name="_5f_Correction_20_surligné"><text:span text:style-name="T157">+ 1,8</text:span></text:span></text:p>
          </table:table-cell>
          <table:covered-table-cell/>
          <table:table-cell table:style-name="Tableau1.C2" table:number-columns-spanned="2" office:value-type="string">
            <text:p text:style-name="P68"><text:span text:style-name="_5f_Correction_20_surligné"><text:span text:style-name="T157">– 1,9</text:span></text:span></text:p>
          </table:table-cell>
          <table:covered-table-cell/>
          <table:table-cell table:style-name="Tableau1.D1" table:number-columns-spanned="2" office:value-type="string">
            <text:p text:style-name="P68"><text:span text:style-name="_5f_Correction_20_surligné"><text:span text:style-name="T157">–10,2</text:span></text:span></text:p>
          </table:table-cell>
          <table:covered-table-cell/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C2" table:number-columns-spanned="2" office:value-type="string">
            <text:p text:style-name="P50">7,2</text:p>
          </table:table-cell>
          <table:covered-table-cell/>
          <table:table-cell table:style-name="Tableau1.C2" table:number-columns-spanned="2" office:value-type="string">
            <text:p text:style-name="P68"><text:span text:style-name="_5f_Correction_20_surligné"><text:span text:style-name="T157">3</text:span></text:span></text:p>
          </table:table-cell>
          <table:covered-table-cell/>
          <table:table-cell table:style-name="Tableau1.D1" table:number-columns-spanned="2" office:value-type="string">
            <text:p text:style-name="P50"><text:span text:style-name="T122">−</text:span><text:span text:style-name="T129"> </text:span>3,1</text:p>
          </table:table-cell>
          <table:covered-table-cell/>
          <table:table-cell table:style-name="Tableau1.A1" office:value-type="string">
            <text:p text:style-name="P50"/>
          </table:table-cell>
        </table:table-row>
        <table:table-row table:style-name="Tableau1.1">
          <table:table-cell table:style-name="Tableau1.A4" table:number-columns-spanned="2" office:value-type="string">
            <text:p text:style-name="P50"><text:span text:style-name="T122">−</text:span><text:span text:style-name="T129"> </text:span>1,2</text:p>
          </table:table-cell>
          <table:covered-table-cell/>
          <table:table-cell table:style-name="Tableau1.C4" table:number-columns-spanned="2" office:value-type="string">
            <text:p text:style-name="P50">3</text:p>
          </table:table-cell>
          <table:covered-table-cell/>
          <table:table-cell table:style-name="Tableau1.E4" table:number-columns-spanned="2" office:value-type="string">
            <text:p text:style-name="P50"><text:span text:style-name="T122">−</text:span><text:span text:style-name="T129"> </text:span>4,9</text:p>
          </table:table-cell>
          <table:covered-table-cell/>
          <table:table-cell table:style-name="Tableau1.G4" table:number-columns-spanned="2" office:value-type="string">
            <text:p text:style-name="P50"><text:span text:style-name="T122">−</text:span><text:span text:style-name="T129"> </text:span>5,3</text:p>
          </table:table-cell>
          <table:covered-table-cell/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C2" table:number-columns-spanned="2" office:value-type="string">
            <text:p text:style-name="P50">6,3</text:p>
          </table:table-cell>
          <table:covered-table-cell/>
          <table:table-cell table:style-name="Tableau1.C2" table:number-columns-spanned="2" office:value-type="string">
            <text:p text:style-name="P56"><text:span text:style-name="_5f_Correction_20_surligné"><text:span text:style-name="T157">0,9</text:span></text:span></text:p>
          </table:table-cell>
          <table:covered-table-cell/>
          <table:table-cell table:style-name="Tableau1.C2" table:number-columns-spanned="2" office:value-type="string">
            <text:p text:style-name="P68"><text:span text:style-name="_5f_Correction_20_surligné"><text:span text:style-name="T157">2,1</text:span></text:span></text:p>
          </table:table-cell>
          <table:covered-table-cell/>
          <table:table-cell table:style-name="Tableau1.D1" table:number-columns-spanned="2" office:value-type="string">
            <text:p text:style-name="P50"><text:span text:style-name="T122">−</text:span><text:span text:style-name="T129"> </text:span>5,2</text:p>
          </table:table-cell>
          <table:covered-table-cell/>
        </table:table-row>
      </table:table>
      <text:list xml:id="list130246268976778" text:continue-list="list130246728971405" text:style-name="Num_5f_Exo">
        <text:list-item>
          <text:h text:style-name="P87" text:outline-level="1"> <text:span text:style-name="T145">Complète en tenant compte des sommes indiquées sur chaque ligne et chaque colonne.</text:span></text:h>
        </text:list-item>
      </text:list>
      <table:table table:name="Tableau20" table:style-name="Tableau20">
        <table:table-column table:style-name="Tableau20.A" table:number-columns-repeated="3"/>
        <table:table-column table:style-name="Tableau20.D"/>
        <table:table-column table:style-name="Tableau20.E"/>
        <table:table-header-rows>
          <table:table-row table:style-name="Tableau20.1">
            <table:table-cell table:style-name="Tableau20.A1" office:value-type="string">
              <text:p text:style-name="P80"><text:span text:style-name="_5f_Correction_20_surligné"><text:span text:style-name="T109">−</text:span></text:span><text:span text:style-name="_5f_Correction_20_surligné">6</text:span></text:p>
            </table:table-cell>
            <table:table-cell table:style-name="Tableau20.B1" office:value-type="float" office:value="5">
              <text:p text:style-name="P63">5</text:p>
            </table:table-cell>
            <table:table-cell table:style-name="Tableau20.C1" office:value-type="string">
              <text:p text:style-name="P69"><text:span text:style-name="_5f_Correction_20_surligné">4</text:span></text:p>
            </table:table-cell>
            <table:table-cell table:style-name="Tableau20.D4" office:value-type="string">
              <text:p text:style-name="P44"></text:p>
            </table:table-cell>
            <table:table-cell table:style-name="Tableau20.E1" office:value-type="float" office:value="3">
              <text:p text:style-name="P64">3</text:p>
            </table:table-cell>
          </table:table-row>
        </table:table-header-rows>
        <table:table-row table:style-name="Tableau20.1">
          <table:table-cell table:style-name="Tableau20.B2" office:value-type="string">
            <text:p text:style-name="P53">4</text:p>
          </table:table-cell>
          <table:table-cell table:style-name="Tableau20.B2" office:value-type="string">
            <text:p text:style-name="P80"><text:span text:style-name="_5f_Correction_20_surligné"><text:span text:style-name="T109">−</text:span></text:span><text:span text:style-name="_5f_Correction_20_surligné">2</text:span></text:p>
          </table:table-cell>
          <table:table-cell table:style-name="Tableau20.C2" office:value-type="string">
            <text:p text:style-name="P80"><text:span text:style-name="_5f_Correction_20_surligné"><text:span text:style-name="T109">−</text:span></text:span><text:span text:style-name="_5f_Correction_20_surligné">4</text:span></text:p>
          </table:table-cell>
          <table:table-cell table:style-name="Tableau20.D4" office:value-type="string">
            <text:p text:style-name="P45"></text:p>
          </table:table-cell>
          <table:table-cell table:style-name="Tableau20.E4" office:value-type="string">
            <text:p text:style-name="P57"><text:span text:style-name="_5f_opensymbol"><text:span text:style-name="T123">─</text:span></text:span><text:span text:style-name="T7">2</text:span></text:p>
          </table:table-cell>
        </table:table-row>
        <table:table-row table:style-name="Tableau20.3">
          <table:table-cell table:style-name="Tableau20.C4" office:value-type="string">
            <text:p text:style-name="P46"></text:p>
          </table:table-cell>
          <table:table-cell table:style-name="Tableau20.C4" office:value-type="string">
            <text:p text:style-name="P46"></text:p>
          </table:table-cell>
          <table:table-cell table:style-name="Tableau20.C4" office:value-type="string">
            <text:p text:style-name="P46"></text:p>
          </table:table-cell>
          <table:table-cell table:style-name="Tableau20.D4" office:value-type="string">
            <text:p text:style-name="P55"/>
          </table:table-cell>
          <table:table-cell table:style-name="Tableau20.E4" office:value-type="string">
            <text:p text:style-name="P54"/>
          </table:table-cell>
        </table:table-row>
        <table:table-row table:style-name="Tableau20.3">
          <table:table-cell table:style-name="Tableau20.C4" office:value-type="string">
            <text:p text:style-name="P70"><text:span text:style-name="_5f_opensymbol"><text:span text:style-name="T124">─</text:span></text:span>2</text:p>
          </table:table-cell>
          <table:table-cell table:style-name="Tableau20.C4" office:value-type="string">
            <text:p text:style-name="P70">3</text:p>
          </table:table-cell>
          <table:table-cell table:style-name="Tableau20.C4" office:value-type="string">
            <text:p text:style-name="P70">0</text:p>
          </table:table-cell>
          <table:table-cell table:style-name="Tableau20.D4" office:value-type="string">
            <text:p text:style-name="P55"/>
          </table:table-cell>
          <table:table-cell table:style-name="Tableau20.E4" office:value-type="string">
            <text:p text:style-name="P54"/>
          </table:table-cell>
        </table:table-row>
      </table:table>
      <text:list xml:id="list130248231286860" text:continue-numbering="true" text:style-name="Num_5f_Exo">
        <text:list-item>
          <text:h text:style-name="P87" text:outline-level="1"> Complète les carrés magiques ci-dessous pour que les sommes de chaque ligne, de chaque colonne et de chaque diagonale soient égales.</text:h>
        </text:list-item>
      </text:list>
      <table:table table:name="Tableau21" table:style-name="Tableau21">
        <table:table-column table:style-name="Tableau21.A"/>
        <table:table-column table:style-name="Tableau21.B" table:number-columns-repeated="3"/>
        <table:table-column table:style-name="Tableau21.E"/>
        <table:table-column table:style-name="Tableau21.B" table:number-columns-repeated="4"/>
        <table:table-column table:style-name="Tableau21.J"/>
        <table:table-header-rows>
          <table:table-row table:style-name="Tableau21.1">
            <table:table-cell table:style-name="Tableau21.A1" office:value-type="string">
              <text:p text:style-name="P65"/>
            </table:table-cell>
            <table:table-cell table:style-name="Tableau21.B1" office:value-type="string">
              <text:p text:style-name="P62">0</text:p>
            </table:table-cell>
            <table:table-cell table:style-name="Tableau21.B1" office:value-type="string">
              <text:p text:style-name="P62">1</text:p>
            </table:table-cell>
            <table:table-cell table:style-name="Tableau21.D1" office:value-type="string">
              <text:p text:style-name="P67"><text:span text:style-name="T121">−</text:span><text:span text:style-name="T128"> </text:span><text:span text:style-name="T11">4</text:span></text:p>
            </table:table-cell>
            <table:table-cell table:style-name="Tableau21.A1" office:value-type="string">
              <text:p text:style-name="P61"/>
            </table:table-cell>
            <table:table-cell table:style-name="Tableau21.B1" office:value-type="string">
              <text:p text:style-name="P67"><text:span text:style-name="T121">−</text:span><text:span text:style-name="T128"> </text:span><text:span text:style-name="T11">4</text:span></text:p>
            </table:table-cell>
            <table:table-cell table:style-name="Tableau21.B1" office:value-type="string">
              <text:p text:style-name="P60">6</text:p>
            </table:table-cell>
            <table:table-cell table:style-name="Tableau21.B1" office:value-type="string">
              <text:p text:style-name="P60">7</text:p>
            </table:table-cell>
            <table:table-cell table:style-name="Tableau21.D1" office:value-type="string">
              <text:p text:style-name="P60"><text:span text:style-name="T122">−</text:span><text:span text:style-name="T129"> </text:span>7</text:p>
            </table:table-cell>
            <table:table-cell table:style-name="Tableau21.A1" office:value-type="string">
              <text:p text:style-name="P66"/>
            </table:table-cell>
          </table:table-row>
        </table:table-header-rows>
        <table:table-row table:style-name="Tableau21.1">
          <table:table-cell table:style-name="Tableau21.A1" office:value-type="string">
            <text:p text:style-name="P58"/>
          </table:table-cell>
          <table:table-cell table:style-name="Tableau21.B2" office:value-type="string">
            <text:p text:style-name="P59"><text:span text:style-name="T121">−</text:span><text:span text:style-name="T128"> </text:span><text:span text:style-name="T11">5</text:span></text:p>
          </table:table-cell>
          <table:table-cell table:style-name="Tableau21.B2" office:value-type="string">
            <text:p text:style-name="P50"><text:span text:style-name="T122">−</text:span><text:span text:style-name="T129"> </text:span>1</text:p>
          </table:table-cell>
          <table:table-cell table:style-name="Tableau21.D2" office:value-type="string">
            <text:p text:style-name="P52">3</text:p>
          </table:table-cell>
          <table:table-cell table:style-name="Tableau21.A1" office:value-type="string">
            <text:p text:style-name="P51"/>
          </table:table-cell>
          <table:table-cell table:style-name="Tableau21.B2" office:value-type="string">
            <text:p text:style-name="P50">1</text:p>
          </table:table-cell>
          <table:table-cell table:style-name="Tableau21.B2" office:value-type="string">
            <text:p text:style-name="P82"><text:span text:style-name="_5f_Correction_20_surligné"><text:span text:style-name="T109">−</text:span></text:span><text:span text:style-name="_5f_Correction_20_surligné">1</text:span></text:p>
          </table:table-cell>
          <table:table-cell table:style-name="Tableau21.B2" office:value-type="string">
            <text:p text:style-name="P50"><text:span text:style-name="T122">−</text:span><text:span text:style-name="T129"> </text:span>2</text:p>
          </table:table-cell>
          <table:table-cell table:style-name="Tableau21.D2" office:value-type="string">
            <text:p text:style-name="P50">4</text:p>
          </table:table-cell>
          <table:table-cell table:style-name="Tableau21.A1" office:value-type="string">
            <text:p text:style-name="P58"/>
          </table:table-cell>
        </table:table-row>
        <table:table-row table:style-name="Tableau21.1">
          <table:table-cell table:style-name="Tableau21.A1" office:value-type="string">
            <text:p text:style-name="P58"/>
          </table:table-cell>
          <table:table-cell table:style-name="Tableau21.B2" office:value-type="string">
            <text:p text:style-name="P50">2</text:p>
          </table:table-cell>
          <table:table-cell table:style-name="Tableau21.B2" office:value-type="string">
            <text:p text:style-name="P81"><text:span text:style-name="_5f_Correction_20_surligné"><text:span text:style-name="T109">−</text:span></text:span><text:span text:style-name="_5f_Correction_20_surligné">3</text:span></text:p>
          </table:table-cell>
          <table:table-cell table:style-name="Tableau21.D2" office:value-type="string">
            <text:p text:style-name="P81"><text:span text:style-name="_5f_Correction_20_surligné"><text:span text:style-name="T109">−</text:span></text:span><text:span text:style-name="_5f_Correction_20_surligné">2</text:span></text:p>
          </table:table-cell>
          <table:table-cell table:style-name="Tableau21.A1" office:value-type="string">
            <text:p text:style-name="P51"/>
          </table:table-cell>
          <table:table-cell table:style-name="Tableau21.B2" office:value-type="string">
            <text:p text:style-name="P50"><text:span text:style-name="T122">−</text:span><text:span text:style-name="T129"> </text:span>3</text:p>
          </table:table-cell>
          <table:table-cell table:style-name="Tableau21.B2" office:value-type="string">
            <text:p text:style-name="P50">3</text:p>
          </table:table-cell>
          <table:table-cell table:style-name="Tableau21.B2" office:value-type="string">
            <text:p text:style-name="P52">2</text:p>
          </table:table-cell>
          <table:table-cell table:style-name="Tableau21.D2" office:value-type="string">
            <text:p text:style-name="P50">0</text:p>
          </table:table-cell>
          <table:table-cell table:style-name="Tableau21.A1" office:value-type="string">
            <text:p text:style-name="P58"/>
          </table:table-cell>
        </table:table-row>
        <table:table-row table:style-name="Tableau21.1">
          <table:table-cell table:style-name="Tableau21.A1" office:value-type="string">
            <text:p text:style-name="P58"/>
          </table:table-cell>
          <table:table-cell table:style-name="Tableau21.A1" office:value-type="string">
            <text:p text:style-name="P51"/>
          </table:table-cell>
          <table:table-cell table:style-name="Tableau21.A1" office:value-type="string">
            <text:p text:style-name="P51"/>
          </table:table-cell>
          <table:table-cell table:style-name="Tableau21.A1" office:value-type="string">
            <text:p text:style-name="P51"/>
          </table:table-cell>
          <table:table-cell table:style-name="Tableau21.A1" office:value-type="string">
            <text:p text:style-name="P51"/>
          </table:table-cell>
          <table:table-cell table:style-name="Tableau21.B2" office:value-type="string">
            <text:p text:style-name="P52">8</text:p>
          </table:table-cell>
          <table:table-cell table:style-name="Tableau21.B2" office:value-type="string">
            <text:p text:style-name="P82"><text:span text:style-name="_5f_Correction_20_surligné"><text:span text:style-name="T109">−</text:span></text:span><text:span text:style-name="_5f_Correction_20_surligné">6</text:span> </text:p>
          </table:table-cell>
          <table:table-cell table:style-name="Tableau21.B2" office:value-type="string">
            <text:p text:style-name="P82"><text:span text:style-name="_5f_Correction_20_surligné"><text:span text:style-name="T109">−</text:span></text:span><text:span text:style-name="_5f_Correction_20_surligné">5</text:span></text:p>
          </table:table-cell>
          <table:table-cell table:style-name="Tableau21.D2" office:value-type="string">
            <text:p text:style-name="P52">5</text:p>
          </table:table-cell>
          <table:table-cell table:style-name="Tableau21.A1" office:value-type="string">
            <text:p text:style-name="P58"/>
          </table:table-cell>
        </table:table-row>
      </table:table>
      <text:list xml:id="list130247225648576" text:continue-numbering="true" text:style-name="Num_5f_Exo">
        <text:list-item>
          <text:h text:style-name="P106" text:outline-level="1"><text:span text:style-name="Bold_5f_niv1"><text:span text:style-name="T139"> </text:span></text:span><text:span text:style-name="Bold_5f_niv1">Carré magique</text:span><text:span text:style-name="Bold_5f_niv1"><text:span text:style-name="T139"> </text:span></text:span><text:span text:style-name="Bold_5f_niv1">?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3"/>
        <table:table-column table:style-name="Tableau22.E"/>
        <table:table-header-rows>
          <table:table-row table:style-name="Tableau22.1">
            <table:table-cell table:style-name="Tableau22.A1" table:number-rows-spanned="3" office:value-type="string">
              <text:p text:style-name="P39">Le carré ci-contre est-il magique ? </text:p>
              <text:p text:style-name="P39">Justifie ta réponse par <text:line-break/>des calculs.</text:p>
            </table:table-cell>
            <table:table-cell table:style-name="Tableau22.B1" office:value-type="string">
              <text:p text:style-name="P42">2,5</text:p>
            </table:table-cell>
            <table:table-cell table:style-name="Tableau22.B1" office:value-type="string">
              <text:p text:style-name="P43"><text:span text:style-name="_5f_opensymbol"><text:span text:style-name="T125">─</text:span></text:span><text:span text:style-name="T11">2,5</text:span></text:p>
            </table:table-cell>
            <table:table-cell table:style-name="Tableau22.B1" office:value-type="string">
              <text:p text:style-name="P42"><text:span text:style-name="_5f_opensymbol"><text:span text:style-name="T126">─</text:span></text:span>1,5</text:p>
            </table:table-cell>
            <table:table-cell table:style-name="Tableau22.E1" office:value-type="string">
              <text:p text:style-name="P42"/>
            </table:table-cell>
          </table:table-row>
        </table:table-header-rows>
        <table:table-row table:style-name="Tableau22.1">
          <table:covered-table-cell/>
          <table:table-cell table:style-name="Tableau22.B2" office:value-type="string">
            <text:p text:style-name="P41"><text:span text:style-name="_5f_opensymbol"><text:span text:style-name="T125">─</text:span></text:span><text:span text:style-name="T11">4,5</text:span></text:p>
          </table:table-cell>
          <table:table-cell table:style-name="Tableau22.B2" office:value-type="string">
            <text:p text:style-name="P40"><text:span text:style-name="_5f_opensymbol"><text:span text:style-name="T126">─</text:span></text:span>0,5</text:p>
          </table:table-cell>
          <table:table-cell table:style-name="Tableau22.B2" office:value-type="string">
            <text:p text:style-name="P40">3,5</text:p>
          </table:table-cell>
          <table:table-cell table:style-name="Tableau22.E2" office:value-type="string">
            <text:p text:style-name="P40"/>
          </table:table-cell>
        </table:table-row>
        <table:table-row table:style-name="Tableau22.1">
          <table:covered-table-cell/>
          <table:table-cell table:style-name="Tableau22.B2" office:value-type="string">
            <text:p text:style-name="P40">0,5</text:p>
          </table:table-cell>
          <table:table-cell table:style-name="Tableau22.B2" office:value-type="string">
            <text:p text:style-name="P40">1,5</text:p>
          </table:table-cell>
          <table:table-cell table:style-name="Tableau22.B2" office:value-type="string">
            <text:p text:style-name="P40"><text:span text:style-name="_5f_opensymbol"><text:span text:style-name="T126">─</text:span></text:span>3,5</text:p>
          </table:table-cell>
          <table:table-cell table:style-name="Tableau22.E2" office:value-type="string">
            <text:p text:style-name="P40"/>
          </table:table-cell>
        </table:table-row>
      </table:table>
      <text:p text:style-name="P92"><text:span text:style-name="_5f_Correction_20_surligné"><text:span text:style-name="T48">Le carré est magique car les sommes de chaque ligne, de chaque colonne et de chaque diagonale sont égales à </text:span></text:span><text:span text:style-name="_5f_Correction_20_surligné"><text:span text:style-name="T49">−</text:span></text:span><text:span text:style-name="_5f_Correction_20_surligné"><text:span text:style-name="T48"> 1,5.</text:span></text:span></text:p>
      <text:p text:style-name="P24"><text:span text:style-name="_5f_pointillés_20_gris"><text:span text:style-name="T46"/></text:span></text:p>
      <text:list xml:id="list130246918233509" text:continue-numbering="true" text:style-name="Num_5f_Exo">
        <text:list-item>
          <text:h text:style-name="P88" text:outline-level="1"><text:soft-page-break/><text:span text:style-name="_5f_pointillés_20_gris"> </text:span><text:span text:style-name="_5f_pointillés_20_gris"><text:span text:style-name="T25">Vo</text:span></text:span><text:span text:style-name="_5f_pointillés_20_gris"><text:span text:style-name="T22">ici un programme de calcul.</text:span></text:span></text:h>
          <text:p text:style-name="P94"><text:span text:style-name="T133">•</text:span><text:span text:style-name="T134"> </text:span><text:span text:style-name="T135">Choisis un nombre.<text:line-break/></text:span><text:span text:style-name="T133">•</text:span><text:span text:style-name="T134"> </text:span><text:span text:style-name="T135">Ajoute </text:span><text:span text:style-name="T75">─</text:span><text:span text:style-name="T136">12</text:span><text:span text:style-name="T135">.<text:line-break/></text:span><text:span text:style-name="T133">•</text:span><text:span text:style-name="T134"> </text:span><text:span text:style-name="T135">Retire </text:span><text:span text:style-name="T75">─</text:span><text:span text:style-name="T136">3,</text:span><text:span text:style-name="T137">5</text:span><text:span text:style-name="T135">.<text:line-break/></text:span><text:span text:style-name="T133">•</text:span><text:span text:style-name="T134"> </text:span><text:span text:style-name="T136">Ajoute l’opposé du nombre choisi au départ</text:span><text:span text:style-name="T135">.</text:span></text:p>
          <text:p text:style-name="P99"><text:span text:style-name="T22">Applique ce programme à </text:span><text:span text:style-name="T24">5 et </text:span><text:span text:style-name="T23">(</text:span><text:span text:style-name="T29">─</text:span><text:span text:style-name="T23">4) en écrivant un seul calcul qui permette de trouver le résultat.</text:span></text:p>
          <text:p text:style-name="P90"><text:span text:style-name="_5f_Correction_20_surligné"><text:span text:style-name="T149">5 + (</text:span></text:span><text:span text:style-name="_5f_Correction_20_surligné"><text:span text:style-name="T109">−</text:span></text:span><text:span text:style-name="_5f_Correction_20_surligné"><text:span text:style-name="T149">12) </text:span></text:span><text:span text:style-name="_5f_Correction_20_surligné"><text:span text:style-name="T109">−</text:span></text:span><text:span text:style-name="_5f_Correction_20_surligné"><text:span text:style-name="T149"> <text:s/>(</text:span></text:span><text:span text:style-name="_5f_Correction_20_surligné"><text:span text:style-name="T109">−</text:span></text:span><text:span text:style-name="_5f_Correction_20_surligné"><text:span text:style-name="T149">3,5) + (</text:span></text:span><text:span text:style-name="_5f_Correction_20_surligné"><text:span text:style-name="T109">−</text:span></text:span><text:span text:style-name="_5f_Correction_20_surligné"><text:span text:style-name="T149">5) = </text:span></text:span><text:span text:style-name="_5f_Correction_20_surligné"><text:span text:style-name="T109">−</text:span></text:span><text:span text:style-name="_5f_Correction_20_surligné"><text:span text:style-name="T149">8,5</text:span></text:span></text:p>
          <text:p text:style-name="P91"><text:span text:style-name="_5f_Correction_20_surligné"><text:span text:style-name="T50">(</text:span></text:span><text:span text:style-name="_5f_Correction_20_surligné"><text:span text:style-name="T52">−</text:span></text:span><text:span text:style-name="_5f_Correction_20_surligné"><text:span text:style-name="T50">4) + (</text:span></text:span><text:span text:style-name="_5f_Correction_20_surligné"><text:span text:style-name="T52">−</text:span></text:span><text:span text:style-name="_5f_Correction_20_surligné"><text:span text:style-name="T50">12) </text:span></text:span><text:span text:style-name="_5f_Correction_20_surligné"><text:span text:style-name="T52">−</text:span></text:span><text:span text:style-name="_5f_Correction_20_surligné"><text:span text:style-name="T50"> (</text:span></text:span><text:span text:style-name="_5f_Correction_20_surligné"><text:span text:style-name="T52">−</text:span></text:span><text:span text:style-name="_5f_Correction_20_surligné"><text:span text:style-name="T50">3,5) + (+4) = </text:span></text:span><text:span text:style-name="_5f_Correction_20_surligné"><text:span text:style-name="T52">−</text:span></text:span><text:span text:style-name="_5f_Correction_20_surligné"><text:span text:style-name="T50">8,5</text:span></text:span></text:p>
          <text:p text:style-name="P89"><text:span text:style-name="_5f_Correction_20_surligné"><text:span text:style-name="T47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5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1" svg:font-family="OpenSymbol" style:font-adornments="Roman" style:font-family-generic="swiss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erif" svg:font-family="'Liberation Serif'" style:font-adornments="Roman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5" fo:font-family="OpenSymbol" style:font-style-name="Oblique" style:font-pitch="variable" style:font-charset="x-symbol" fo:font-size="10pt" fo:font-style="normal" style:font-name-asian="OpenSymbol5" style:font-family-asian="OpenSymbol" style:font-style-name-asian="Oblique" style:font-pitch-asian="variable" style:font-charset-asian="x-symbol" style:font-name-complex="OpenSymbol5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4" fo:font-family="OpenSymbol" style:font-pitch="variable" style:font-charset="x-symbol" fo:font-size="10pt" fo:font-style="normal" fo:background-color="transparent" style:font-name-asian="OpenSymbol4" style:font-family-asian="OpenSymbol" style:font-pitch-asian="variable" style:font-charset-asian="x-symbol" style:font-size-asian="12pt" style:font-style-asian="italic" style:font-name-complex="OpenSymbol4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4" fo:font-family="OpenSymbol" style:font-pitch="variable" style:font-charset="x-symbol" fo:font-size="10pt" fo:font-style="normal"/>
    </style:style>
    <style:style style:name="_5f_Correction_20_souligner" style:display-name="_Correction souligner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style:text-underline-style="solid" style:text-underline-width="auto" style:text-underline-color="#000000" fo:background-color="#ffff00"/>
    </style:style>
    <style:style style:name="_5f_Correction_20_surligné" style:display-name="_Correction surligné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fo:background-color="#ffff00" style:font-name-asian="Bitstream Vera Sans2" style:font-family-asian="'Bitstream Vera Sans'" style:font-style-name-asian="Oblique" style:font-family-generic-asian="swiss" style:font-pitch-asian="variable" style:font-name-complex="Bitstream Vera Sans2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size="15pt" officeooo:rsid="0028cb37" officeooo:paragraph-rsid="002247ed" style:font-size-asian="15pt" style:font-size-complex="15pt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5</text:span></text:p></draw:text-box></draw:frame><draw:line text:anchor-type="paragraph" draw:z-index="17" draw:name="Forme3" draw:style-name="Mgr3" draw:text-style-name="MP24" svg:x1="18.56cm" svg:y1="0.36cm" svg:x2="20.497cm" svg:y2="0.36cm"><text:p/></draw:line>Effectuer une suite d’additions et de soustractions</text:p>
      </style:header>
      <style:footer>
        <text:p text:style-name="MP26"><draw:frame draw:style-name="Mfr1" draw:name="Cadre1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9</text:page-number></text:p></draw:text-box></draw:frame><text:p text:style-name="MP29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3:02:45.874000000</dc:date>
    <meta:editing-duration>PT9H31M2S</meta:editing-duration>
    <meta:editing-cycles>65</meta:editing-cycles>
    <meta:generator>LibreOffice/7.1.1.2$Windows_X86_64 LibreOffice_project/fe0b08f4af1bacafe4c7ecc87ce55bb426164676</meta:generator>
    <dc:subject>diviser</dc:subject>
    <dc:title>A3_3 série 1 </dc:title>
    <meta:printed-by>vanessa nattagh</meta:printed-by>
    <meta:print-date>2020-12-14T11:16:47.953417443</meta:print-date>
    <meta:document-statistic meta:table-count="5" meta:image-count="0" meta:object-count="0" meta:page-count="3" meta:paragraph-count="208" meta:word-count="1130" meta:character-count="4552" meta:non-whitespace-character-count="3308"/>
  </office:meta>
</office:document-meta>
</file>